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6">
      <style:paragraph-properties fo:text-align="center" fo:margin-left="-1.494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136">
      <style:text-properties style:text-underline-type="single" style:text-underline-style="solid" style:text-underline-width="auto" style:text-underline-color="font-color"/>
    </style:style>
    <style:style style:family="text" style:name="T137">
      <style:text-properties style:text-underline-type="single" style:text-underline-style="solid" style:text-underline-width="auto" style:text-underline-color="font-color"/>
    </style:style>
    <style:style style:family="text" style:name="T138">
      <style:text-properties style:text-underline-type="single" style:text-underline-style="solid" style:text-underline-width="auto" style:text-underline-color="font-color"/>
    </style:style>
    <style:style style:family="paragraph" style:name="P37">
      <style:paragraph-properties fo:text-align="center" fo:margin-left="-1.494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139">
      <style:text-properties style:text-underline-type="single" style:text-underline-style="solid" style:text-underline-width="auto" style:text-underline-color="font-color"/>
    </style:style>
    <style:style style:family="text" style:name="T140">
      <style:text-properties style:text-underline-type="single" style:text-underline-style="solid" style:text-underline-width="auto" style:text-underline-color="font-color"/>
    </style:style>
    <style:style style:family="text" style:name="T141">
      <style:text-properties style:text-underline-type="single" style:text-underline-style="solid" style:text-underline-width="auto" style:text-underline-color="font-color"/>
    </style:style>
    <style:style style:family="paragraph" style:name="P38">
      <style:paragraph-properties fo:text-align="left" fo:margin-left="-1.494cm" fo:margin-right="0cm" fo:text-indent="0cm" fo:margin-bottom="0pt"/>
      <style:text-properties style:text-underline-type="none" style:text-underline-width="auto"/>
    </style:style>
    <style:style style:family="text" style:name="T142">
      <style:text-properties style:text-underline-type="none" style:text-underline-width="auto"/>
    </style:style>
    <style:style style:family="text" style:name="T143">
      <style:text-properties style:text-underline-type="none" style:text-underline-width="auto"/>
    </style:style>
    <style:style style:family="text" style:name="T144">
      <style:text-properties style:text-underline-type="none" style:text-underline-width="auto"/>
    </style:style>
    <style:style style:family="paragraph" style:name="P39">
      <style:paragraph-properties fo:text-align="left" fo:margin-left="-1.494cm" fo:margin-right="0cm" fo:text-indent="0cm" fo:margin-bottom="0pt"/>
      <style:text-properties style:text-underline-type="none" style:text-underline-width="auto"/>
    </style:style>
    <style:style style:family="text" style:name="T145">
      <style:text-properties style:text-underline-type="none" style:text-underline-width="auto"/>
    </style:style>
    <style:style style:family="text" style:name="T146">
      <style:text-properties style:text-underline-type="none" style:text-underline-width="auto"/>
    </style:style>
    <style:style style:family="text" style:name="T147">
      <style:text-properties style:text-underline-type="none" style:text-underline-width="auto"/>
    </style:style>
    <style:style style:family="paragraph" style:name="P40">
      <style:paragraph-properties fo:text-align="left" fo:margin-left="-1.494cm" fo:margin-right="0cm" fo:text-indent="0cm" fo:margin-bottom="0pt"/>
      <style:text-properties style:text-underline-type="none" style:text-underline-width="auto"/>
    </style:style>
    <style:style style:family="text" style:name="T148">
      <style:text-properties style:text-underline-type="none" style:text-underline-width="auto"/>
    </style:style>
    <style:style style:family="text" style:name="T149">
      <style:text-properties style:text-underline-type="none" style:text-underline-width="auto"/>
    </style:style>
    <style:style style:family="text" style:name="T150">
      <style:text-properties style:text-underline-type="none" style:text-underline-width="auto"/>
    </style:style>
    <style:style style:family="paragraph" style:name="P41">
      <style:paragraph-properties fo:text-align="left" fo:margin-left="-1.494cm" fo:margin-right="0cm" fo:text-indent="0cm" fo:margin-bottom="0pt"/>
      <style:text-properties style:text-underline-type="none" style:text-underline-width="auto"/>
    </style:style>
    <style:style style:family="text" style:name="T151">
      <style:text-properties style:text-underline-type="none" style:text-underline-width="auto"/>
    </style:style>
    <style:style style:family="text" style:name="T152">
      <style:text-properties style:text-underline-type="none" style:text-underline-width="auto"/>
    </style:style>
    <style:style style:family="text" style:name="T153">
      <style:text-properties style:text-underline-type="none" style:text-underline-width="auto"/>
    </style:style>
    <style:style style:family="text" style:name="T154">
      <style:text-properties style:text-underline-type="none" style:text-underline-width="auto"/>
    </style:style>
    <style:style style:family="text" style:name="T155">
      <style:text-properties style:text-underline-type="none" style:text-underline-width="auto"/>
    </style:style>
    <style:style style:family="paragraph" style:name="P42">
      <style:paragraph-properties fo:text-align="left" fo:margin-left="-1.494cm" fo:margin-right="0cm" fo:text-indent="0cm" fo:margin-bottom="0pt"/>
      <style:text-properties style:text-underline-type="none" style:text-underline-width="auto"/>
    </style:style>
    <style:style style:family="text" style:name="T156">
      <style:text-properties style:text-underline-type="none" style:text-underline-width="auto"/>
    </style:style>
    <style:style style:family="text" style:name="T157">
      <style:text-properties style:text-underline-type="none" style:text-underline-width="auto"/>
    </style:style>
    <style:style style:family="text" style:name="T158">
      <style:text-properties style:text-underline-type="none" style:text-underline-width="auto"/>
    </style:style>
    <style:style style:family="text" style:name="T159">
      <style:text-properties style:text-underline-type="none" style:text-underline-width="auto"/>
    </style:style>
    <style:style style:family="paragraph" style:name="P43">
      <style:paragraph-properties fo:text-align="left" fo:margin-left="-1.494cm" fo:margin-right="0cm" fo:text-indent="0cm" fo:margin-bottom="0pt"/>
      <style:text-properties fo:font-style="italic" style:text-underline-type="none" style:text-underline-width="auto"/>
    </style:style>
    <style:style style:family="text" style:name="T160">
      <style:text-properties fo:font-style="italic" style:text-underline-type="none" style:text-underline-width="auto"/>
    </style:style>
    <style:style style:family="text" style:name="T161">
      <style:text-properties fo:font-style="italic" style:text-underline-type="none" style:text-underline-width="auto"/>
    </style:style>
    <style:style style:family="text" style:name="T162">
      <style:text-properties fo:font-style="italic" style:text-underline-type="none" style:text-underline-width="auto"/>
    </style:style>
    <style:style style:family="text" style:name="T163">
      <style:text-properties fo:font-style="italic" style:text-underline-type="none" style:text-underline-width="auto"/>
    </style:style>
    <style:style style:family="text" style:name="T164">
      <style:text-properties fo:font-style="italic" style:text-underline-type="none" style:text-underline-width="auto"/>
    </style:style>
    <style:style style:family="text" style:name="T165">
      <style:text-properties fo:font-style="italic" style:text-underline-type="none" style:text-underline-width="auto"/>
    </style:style>
    <style:style style:family="text" style:name="T166">
      <style:text-properties fo:font-style="italic" style:text-underline-type="none" style:text-underline-width="auto"/>
    </style:style>
    <style:style style:family="text" style:name="T167">
      <style:text-properties fo:font-style="italic" style:text-underline-type="none" style:text-underline-width="auto"/>
    </style:style>
    <style:style style:family="paragraph" style:name="P44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68">
      <style:text-properties fo:font-style="normal" style:text-underline-type="none" style:text-underline-width="auto"/>
    </style:style>
    <style:style style:family="text" style:name="T169">
      <style:text-properties fo:font-style="normal" style:text-underline-type="none" style:text-underline-width="auto"/>
    </style:style>
    <style:style style:family="text" style:name="T170">
      <style:text-properties fo:font-style="normal" style:text-underline-type="none" style:text-underline-width="auto"/>
    </style:style>
    <style:style style:family="paragraph" style:name="P45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71">
      <style:text-properties fo:font-style="normal" style:text-underline-type="none" style:text-underline-width="auto"/>
    </style:style>
    <style:style style:family="text" style:name="T172">
      <style:text-properties fo:font-style="normal" style:text-underline-type="none" style:text-underline-width="auto"/>
    </style:style>
    <style:style style:family="text" style:name="T173">
      <style:text-properties fo:font-style="normal" style:text-underline-type="none" style:text-underline-width="auto"/>
    </style:style>
    <style:style style:family="paragraph" style:name="P46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74">
      <style:text-properties fo:font-style="normal" style:text-underline-type="none" style:text-underline-width="auto"/>
    </style:style>
    <style:style style:family="text" style:name="T175">
      <style:text-properties fo:font-style="normal" style:text-underline-type="none" style:text-underline-width="auto"/>
    </style:style>
    <style:style style:family="text" style:name="T176">
      <style:text-properties fo:font-style="normal" style:text-underline-type="none" style:text-underline-width="auto"/>
    </style:style>
    <style:style style:family="paragraph" style:name="P47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77">
      <style:text-properties fo:font-style="normal" style:text-underline-type="none" style:text-underline-width="auto"/>
    </style:style>
    <style:style style:family="text" style:name="T178">
      <style:text-properties fo:font-style="normal" style:text-underline-type="none" style:text-underline-width="auto"/>
    </style:style>
    <style:style style:family="text" style:name="T179">
      <style:text-properties fo:font-style="normal" style:text-underline-type="none" style:text-underline-width="auto"/>
    </style:style>
    <style:style style:family="paragraph" style:name="P48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80">
      <style:text-properties fo:font-style="normal" style:text-underline-type="none" style:text-underline-width="auto"/>
    </style:style>
    <style:style style:family="text" style:name="T181">
      <style:text-properties fo:font-style="normal" style:text-underline-type="none" style:text-underline-width="auto"/>
    </style:style>
    <style:style style:family="text" style:name="T182">
      <style:text-properties fo:font-style="normal" style:text-underline-type="none" style:text-underline-width="auto"/>
    </style:style>
    <style:style style:family="paragraph" style:name="P49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83">
      <style:text-properties fo:font-style="normal" style:text-underline-type="none" style:text-underline-width="auto"/>
    </style:style>
    <style:style style:family="text" style:name="T184">
      <style:text-properties fo:font-style="normal" style:text-underline-type="none" style:text-underline-width="auto"/>
    </style:style>
    <style:style style:family="text" style:name="T185">
      <style:text-properties fo:font-style="normal" style:text-underline-type="none" style:text-underline-width="auto"/>
    </style:style>
    <style:style style:family="paragraph" style:name="P50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86">
      <style:text-properties fo:font-style="normal" style:text-underline-type="none" style:text-underline-width="auto"/>
    </style:style>
    <style:style style:family="text" style:name="T187">
      <style:text-properties fo:font-style="normal" style:text-underline-type="none" style:text-underline-width="auto"/>
    </style:style>
    <style:style style:family="text" style:name="T188">
      <style:text-properties fo:font-style="normal" style:text-underline-type="none" style:text-underline-width="auto"/>
    </style:style>
    <style:style style:family="paragraph" style:name="P51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89">
      <style:text-properties fo:font-style="normal" style:text-underline-type="none" style:text-underline-width="auto"/>
    </style:style>
    <style:style style:family="text" style:name="T190">
      <style:text-properties fo:font-style="normal" style:text-underline-type="none" style:text-underline-width="auto"/>
    </style:style>
    <style:style style:family="text" style:name="T191">
      <style:text-properties fo:font-style="normal" style:text-underline-type="none" style:text-underline-width="auto"/>
    </style:style>
    <style:style style:family="paragraph" style:name="P52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92">
      <style:text-properties fo:font-style="normal" style:text-underline-type="none" style:text-underline-width="auto"/>
    </style:style>
    <style:style style:family="text" style:name="T193">
      <style:text-properties fo:font-style="normal" style:text-underline-type="none" style:text-underline-width="auto"/>
    </style:style>
    <style:style style:family="text" style:name="T194">
      <style:text-properties fo:font-style="normal" style:text-underline-type="none" style:text-underline-width="auto"/>
    </style:style>
    <style:style style:family="paragraph" style:name="P53">
      <style:paragraph-properties fo:text-align="left" fo:margin-left="-1.494cm" fo:margin-right="0cm" fo:text-indent="0cm" fo:margin-bottom="0pt"/>
      <style:text-properties fo:font-style="normal" style:text-underline-type="none" style:text-underline-width="auto"/>
    </style:style>
    <style:style style:family="text" style:name="T195">
      <style:text-properties fo:font-style="normal" style:text-underline-type="none" style:text-underline-width="auto"/>
    </style:style>
    <style:style style:family="text" style:name="T196">
      <style:text-properties fo:font-style="normal" style:text-underline-type="none" style:text-underline-width="auto"/>
    </style:style>
    <style:style style:parent-style-name="733" style:list-style-name="WWNum7" style:family="paragraph" style:name="P54">
      <style:paragraph-properties fo:text-align="left" fo:margin-left="1.251cm" fo:margin-right="0cm" fo:text-indent="-1.251cm" fo:margin-bottom="0pt"/>
      <style:text-properties fo:font-style="normal" style:text-underline-type="none" style:text-underline-width="auto"/>
    </style:style>
    <style:style style:family="text" style:name="T197">
      <style:text-properties fo:font-style="normal" style:text-underline-type="none" style:text-underline-width="auto"/>
    </style:style>
    <style:style style:parent-style-name="733" style:list-style-name="WWNum1" style:family="paragraph" style:name="P55">
      <style:paragraph-properties fo:text-align="left" fo:margin-left="0cm" fo:margin-right="0cm" fo:text-indent="0cm" fo:margin-bottom="0pt"/>
      <style:text-properties fo:font-style="normal" style:text-underline-type="none" style:text-underline-width="auto"/>
    </style:style>
    <style:style style:family="text" style:name="T198">
      <style:text-properties fo:font-style="normal" style:text-underline-type="none" style:text-underline-width="auto"/>
    </style:style>
    <style:style style:family="text" style:name="T199">
      <style:text-properties fo:font-style="normal" style:text-underline-type="none" style:text-underline-width="auto"/>
    </style:style>
    <style:style style:family="text" style:name="T200">
      <style:text-properties fo:font-style="normal" style:text-underline-type="none" style:text-underline-width="auto"/>
    </style:style>
    <style:style style:parent-style-name="733" style:list-style-name="WWNum1" style:family="paragraph" style:name="P56">
      <style:paragraph-properties fo:text-align="left" fo:margin-left="0cm" fo:margin-right="0cm" fo:text-indent="0cm" fo:margin-bottom="0pt"/>
      <style:text-properties fo:font-style="normal" style:text-underline-type="none" style:text-underline-width="auto"/>
    </style:style>
    <style:style style:family="text" style:name="T201">
      <style:text-properties fo:font-style="normal" style:text-underline-type="none" style:text-underline-width="auto"/>
    </style:style>
    <style:style style:family="text" style:name="T202">
      <style:text-properties fo:font-style="normal" style:text-underline-type="none" style:text-underline-width="auto"/>
    </style:style>
    <style:style style:family="text" style:name="T203">
      <style:text-properties fo:font-style="normal" style:text-underline-type="none" style:text-underline-width="auto"/>
    </style:style>
    <style:style style:parent-style-name="733" style:list-style-name="WWNum1" style:family="paragraph" style:name="P57">
      <style:paragraph-properties fo:text-align="left" fo:margin-left="0cm" fo:margin-right="0cm" fo:text-indent="0cm" fo:margin-bottom="0pt"/>
      <style:text-properties fo:font-style="normal" style:text-underline-type="none" style:text-underline-width="auto"/>
    </style:style>
    <style:style style:family="text" style:name="T204">
      <style:text-properties fo:font-style="normal" style:text-underline-type="none" style:text-underline-width="auto"/>
    </style:style>
    <style:style style:family="text" style:name="T205">
      <style:text-properties fo:font-style="normal" style:text-underline-type="none" style:text-underline-width="auto"/>
    </style:style>
    <style:style style:family="text" style:name="T206">
      <style:text-properties fo:font-style="normal" style:text-underline-type="none" style:text-underline-width="auto"/>
    </style:style>
    <style:style style:family="paragraph" style:name="P58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207">
      <style:text-properties fo:font-style="normal" style:text-underline-type="none" style:text-underline-width="auto"/>
    </style:style>
    <style:style style:family="text" style:name="T208">
      <style:text-properties fo:font-style="normal" style:text-underline-type="none" style:text-underline-width="auto"/>
    </style:style>
    <style:style style:family="text" style:name="T209">
      <style:text-properties fo:font-style="normal" style:text-underline-type="none" style:text-underline-width="auto"/>
    </style:style>
    <style:style style:family="table" style:name="ta1">
      <style:table-properties style:width="18cm" fo:margin-left="-1.498cm" table:align="left" style:use-optimal-column-width="true"/>
    </style:style>
    <style:style style:family="table-column" style:name="co1">
      <style:table-column-properties style:column-width="1.249cm" style:use-optimal-column-width="true"/>
    </style:style>
    <style:style style:family="table-column" style:name="co2">
      <style:table-column-properties style:column-width="4.001cm" style:use-optimal-column-width="true"/>
    </style:style>
    <style:style style:family="table-column" style:name="co3">
      <style:table-column-properties style:column-width="3.419cm" style:use-optimal-column-width="true"/>
    </style:style>
    <style:style style:family="table-column" style:name="co4">
      <style:table-column-properties style:column-width="9.332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wrap-option="wrap"/>
    </style:style>
    <style:style style:family="paragraph" style:name="P59">
      <style:paragraph-properties fo:text-align="left" fo:margin-bottom="0pt"/>
      <style:text-properties fo:font-style="normal" style:text-underline-type="none" style:text-underline-width="auto"/>
    </style:style>
    <style:style style:family="text" style:name="T210">
      <style:text-properties fo:font-style="normal" style:text-underline-type="none" style:text-underline-width="auto"/>
    </style:style>
    <style:style style:family="text" style:name="T211">
      <style:text-properties fo:font-style="normal" style:text-underline-type="none" style:text-underline-width="auto"/>
    </style:style>
    <style:style style:family="text" style:name="T212">
      <style:text-properties fo:font-style="normal" style:text-underline-type="none" style:text-underline-width="auto"/>
    </style:style>
    <style:style style:family="table-cell" style:name="ce3">
      <style:table-cell-properties style:direction="ltr" fo:border="0.01764cm solid #000000" loext:writing-mode="lr-tb" fo:wrap-option="wrap"/>
    </style:style>
    <style:style style:family="paragraph" style:name="P60">
      <style:paragraph-properties fo:text-align="left" fo:margin-bottom="0pt"/>
      <style:text-properties fo:font-style="italic" style:text-underline-type="none" style:text-underline-width="auto"/>
    </style:style>
    <style:style style:family="text" style:name="T213">
      <style:text-properties fo:font-style="italic" style:text-underline-type="none" style:text-underline-width="auto"/>
    </style:style>
    <style:style style:family="text" style:name="T214">
      <style:text-properties fo:font-style="italic" style:text-underline-type="none" style:text-underline-width="auto"/>
    </style:style>
    <style:style style:family="text" style:name="T215">
      <style:text-properties fo:font-style="italic" style:text-underline-type="none" style:text-underline-width="auto"/>
    </style:style>
    <style:style style:family="table-cell" style:name="ce4">
      <style:table-cell-properties style:direction="ltr" fo:border="0.01764cm solid #000000" loext:writing-mode="lr-tb" fo:wrap-option="wrap"/>
    </style:style>
    <style:style style:family="paragraph" style:name="P61">
      <style:paragraph-properties fo:text-align="left" fo:margin-bottom="0pt"/>
      <style:text-properties fo:font-style="normal" style:text-underline-type="none" style:text-underline-width="auto"/>
    </style:style>
    <style:style style:family="text" style:name="T216">
      <style:text-properties fo:font-style="normal" style:text-underline-type="none" style:text-underline-width="auto"/>
    </style:style>
    <style:style style:family="text" style:name="T217">
      <style:text-properties fo:font-style="normal" style:text-underline-type="none" style:text-underline-width="auto"/>
    </style:style>
    <style:style style:family="text" style:name="T218">
      <style:text-properties fo:font-style="normal" style:text-underline-type="none" style:text-underline-width="auto"/>
    </style:style>
    <style:style style:family="table-cell" style:name="ce5">
      <style:table-cell-properties style:direction="ltr" fo:border="0.01764cm solid #000000" loext:writing-mode="lr-tb" fo:wrap-option="wrap"/>
    </style:style>
    <style:style style:family="paragraph" style:name="P62">
      <style:paragraph-properties fo:text-align="left" fo:margin-bottom="0pt"/>
      <style:text-properties fo:font-style="normal" style:text-underline-type="none" style:text-underline-width="auto"/>
    </style:style>
    <style:style style:family="text" style:name="T219">
      <style:text-properties fo:font-style="normal" style:text-underline-type="none" style:text-underline-width="auto"/>
    </style:style>
    <style:style style:family="text" style:name="T220">
      <style:text-properties fo:font-style="normal" style:text-underline-type="none" style:text-underline-width="auto"/>
    </style:style>
    <style:style style:family="text" style:name="T221">
      <style:text-properties fo:font-style="normal" style:text-underline-type="none" style:text-underline-width="auto"/>
    </style:style>
    <style:style style:family="text" style:name="T222">
      <style:text-properties fo:font-style="normal" style:text-underline-type="none" style:text-underline-width="auto"/>
    </style:style>
    <style:style style:family="table-row" style:name="ro2">
      <style:table-row-properties/>
    </style:style>
    <style:style style:family="table-cell" style:name="ce6">
      <style:table-cell-properties style:direction="ltr" fo:border="0.01764cm solid #000000" loext:writing-mode="lr-tb" fo:wrap-option="wrap"/>
    </style:style>
    <style:style style:family="paragraph" style:name="P63">
      <style:paragraph-properties fo:text-align="left" fo:margin-bottom="0pt"/>
      <style:text-properties fo:font-style="normal" style:text-underline-type="none" style:text-underline-width="auto"/>
    </style:style>
    <style:style style:family="text" style:name="T223">
      <style:text-properties fo:font-style="normal" style:text-underline-type="none" style:text-underline-width="auto"/>
    </style:style>
    <style:style style:family="text" style:name="T224">
      <style:text-properties fo:font-style="normal" style:text-underline-type="none" style:text-underline-width="auto"/>
    </style:style>
    <style:style style:family="text" style:name="T225">
      <style:text-properties fo:font-style="normal" style:text-underline-type="none" style:text-underline-width="auto"/>
    </style:style>
    <style:style style:family="table-cell" style:name="ce7">
      <style:table-cell-properties style:direction="ltr" fo:border="0.01764cm solid #000000" loext:writing-mode="lr-tb" fo:wrap-option="wrap"/>
    </style:style>
    <style:style style:family="paragraph" style:name="P64">
      <style:paragraph-properties fo:text-align="left" fo:margin-bottom="0pt"/>
      <style:text-properties fo:font-style="normal" style:text-underline-type="none" style:text-underline-width="auto"/>
    </style:style>
    <style:style style:family="text" style:name="T226">
      <style:text-properties fo:font-style="normal" style:text-underline-type="none" style:text-underline-width="auto"/>
    </style:style>
    <style:style style:family="text" style:name="T227">
      <style:text-properties fo:font-style="normal" style:text-underline-type="none" style:text-underline-width="auto"/>
    </style:style>
    <style:style style:family="text" style:name="T228">
      <style:text-properties fo:font-style="normal" style:text-underline-type="none" style:text-underline-width="auto"/>
    </style:style>
    <style:style style:family="table-cell" style:name="ce8">
      <style:table-cell-properties style:direction="ltr" fo:border="0.01764cm solid #000000" loext:writing-mode="lr-tb" fo:wrap-option="wrap"/>
    </style:style>
    <style:style style:family="paragraph" style:name="P65">
      <style:paragraph-properties fo:text-align="left" fo:margin-bottom="0pt"/>
      <style:text-properties fo:font-style="normal" style:text-underline-type="none" style:text-underline-width="auto"/>
    </style:style>
    <style:style style:family="text" style:name="T229">
      <style:text-properties fo:font-style="normal" style:text-underline-type="none" style:text-underline-width="auto"/>
    </style:style>
    <style:style style:family="text" style:name="T230">
      <style:text-properties fo:font-style="normal" style:text-underline-type="none" style:text-underline-width="auto"/>
    </style:style>
    <style:style style:family="text" style:name="T231">
      <style:text-properties fo:font-style="normal" style:text-underline-type="none" style:text-underline-width="auto"/>
    </style:style>
    <style:style style:family="table-cell" style:name="ce9">
      <style:table-cell-properties style:direction="ltr" fo:border="0.01764cm solid #000000" loext:writing-mode="lr-tb" fo:wrap-option="wrap"/>
    </style:style>
    <style:style style:family="paragraph" style:name="P66">
      <style:paragraph-properties fo:text-align="left" fo:margin-bottom="0pt"/>
      <style:text-properties fo:font-style="normal" style:text-underline-type="none" style:text-underline-width="auto"/>
    </style:style>
    <style:style style:family="text" style:name="T232">
      <style:text-properties fo:font-style="normal" style:text-underline-type="none" style:text-underline-width="auto"/>
    </style:style>
    <style:style style:family="text" style:name="T233">
      <style:text-properties fo:font-style="normal" style:text-underline-type="none" style:text-underline-width="auto"/>
    </style:style>
    <style:style style:parent-style-name="716" style:family="text" style:name="T234">
      <style:text-properties fo:font-style="normal" style:text-underline-type="none" style:text-underline-width="auto"/>
    </style:style>
    <style:style style:parent-style-name="717" style:family="text" style:name="T235">
      <style:text-properties fo:font-style="normal" style:text-underline-type="none" style:text-underline-width="auto"/>
    </style:style>
    <style:style style:parent-style-name="715" style:family="text" style:name="T236">
      <style:text-properties fo:font-style="normal" style:text-underline-type="none" style:text-underline-width="auto"/>
    </style:style>
    <style:style style:parent-style-name="715" style:family="text" style:name="T237">
      <style:text-properties fo:font-style="normal" style:text-underline-type="none" style:text-underline-width="auto"/>
    </style:style>
    <style:style style:family="text" style:name="T238">
      <style:text-properties fo:font-style="normal" style:text-underline-type="none" style:text-underline-width="auto"/>
    </style:style>
    <style:style style:family="text" style:name="T239">
      <style:text-properties fo:font-style="normal" style:text-underline-type="none" style:text-underline-width="auto"/>
    </style:style>
    <style:style style:family="text" style:name="T240">
      <style:text-properties fo:font-style="normal" style:text-underline-type="none" style:text-underline-width="auto"/>
    </style:style>
    <style:style style:family="table-row" style:name="ro3">
      <style:table-row-properties style:min-row-height="1.057cm"/>
    </style:style>
    <style:style style:family="table-cell" style:name="ce10">
      <style:table-cell-properties style:direction="ltr" fo:border="0.01764cm solid #000000" loext:writing-mode="lr-tb" fo:wrap-option="wrap"/>
    </style:style>
    <style:style style:family="paragraph" style:name="P67">
      <style:paragraph-properties fo:text-align="left" fo:margin-bottom="0pt"/>
      <style:text-properties fo:font-style="normal" style:text-underline-type="none" style:text-underline-width="auto"/>
    </style:style>
    <style:style style:family="text" style:name="T241">
      <style:text-properties fo:font-style="normal" style:text-underline-type="none" style:text-underline-width="auto"/>
    </style:style>
    <style:style style:family="text" style:name="T242">
      <style:text-properties fo:font-style="normal" style:text-underline-type="none" style:text-underline-width="auto"/>
    </style:style>
    <style:style style:family="text" style:name="T243">
      <style:text-properties fo:font-style="normal" style:text-underline-type="none" style:text-underline-width="auto"/>
    </style:style>
    <style:style style:family="table-cell" style:name="ce11">
      <style:table-cell-properties style:direction="ltr" fo:border="0.01764cm solid #000000" loext:writing-mode="lr-tb" fo:wrap-option="wrap"/>
    </style:style>
    <style:style style:family="paragraph" style:name="P68">
      <style:paragraph-properties fo:text-align="left" fo:margin-bottom="0pt"/>
      <style:text-properties fo:font-style="italic" style:text-underline-type="none" style:text-underline-width="auto"/>
    </style:style>
    <style:style style:family="text" style:name="T244">
      <style:text-properties fo:font-style="italic" style:text-underline-type="none" style:text-underline-width="auto"/>
    </style:style>
    <style:style style:family="text" style:name="T245">
      <style:text-properties fo:font-style="italic" style:text-underline-type="none" style:text-underline-width="auto"/>
    </style:style>
    <style:style style:family="text" style:name="T246">
      <style:text-properties fo:font-style="italic" style:text-underline-type="none" style:text-underline-width="auto"/>
    </style:style>
    <style:style style:family="table-cell" style:name="ce12">
      <style:table-cell-properties style:direction="ltr" fo:border="0.01764cm solid #000000" loext:writing-mode="lr-tb" fo:wrap-option="wrap"/>
    </style:style>
    <style:style style:family="paragraph" style:name="P69">
      <style:paragraph-properties fo:text-align="left" fo:margin-bottom="0pt"/>
      <style:text-properties fo:font-style="normal" style:text-underline-type="none" style:text-underline-width="auto"/>
    </style:style>
    <style:style style:family="text" style:name="T247">
      <style:text-properties fo:font-style="normal" style:text-underline-type="none" style:text-underline-width="auto"/>
    </style:style>
    <style:style style:family="text" style:name="T248">
      <style:text-properties fo:font-style="normal" style:text-underline-type="none" style:text-underline-width="auto"/>
    </style:style>
    <style:style style:family="text" style:name="T249">
      <style:text-properties fo:font-style="normal" style:text-underline-type="none" style:text-underline-width="auto"/>
    </style:style>
    <style:style style:family="table-cell" style:name="ce13">
      <style:table-cell-properties style:direction="ltr" fo:border="0.01764cm solid #000000" loext:writing-mode="lr-tb" fo:wrap-option="wrap"/>
    </style:style>
    <style:style style:family="paragraph" style:name="P70">
      <style:paragraph-properties fo:text-align="left" fo:margin-bottom="0pt" fo:border="none"/>
      <style:text-properties fo:font-style="normal" style:text-underline-type="none" style:text-underline-width="auto"/>
    </style:style>
    <style:style style:parent-style-name="715" style:family="text" style:name="T250">
      <style:text-properties fo:font-style="normal" style:text-underline-type="none" style:text-underline-width="auto"/>
    </style:style>
    <style:style style:parent-style-name="716" style:family="text" style:name="T251">
      <style:text-properties fo:font-style="normal" style:text-underline-type="none" style:text-underline-width="auto"/>
    </style:style>
    <style:style style:parent-style-name="717" style:family="text" style:name="T252">
      <style:text-properties fo:font-style="normal" style:text-underline-type="none" style:text-underline-width="auto"/>
    </style:style>
    <style:style style:parent-style-name="715" style:family="text" style:name="T253">
      <style:text-properties fo:font-style="normal" style:text-underline-type="none" style:text-underline-width="auto"/>
    </style:style>
    <style:style style:parent-style-name="717" style:family="text" style:name="T254">
      <style:text-properties fo:font-style="normal" style:text-underline-type="none" style:text-underline-width="auto"/>
    </style:style>
    <style:style style:family="text" style:name="T255">
      <style:text-properties fo:font-style="normal" style:text-underline-type="none" style:text-underline-width="auto"/>
    </style:style>
    <style:style style:family="text" style:name="T256">
      <style:text-properties fo:font-style="normal" style:text-underline-type="none" style:text-underline-width="auto"/>
    </style:style>
    <style:style style:family="text" style:name="T257">
      <style:text-properties fo:font-style="normal" style:text-underline-type="none" style:text-underline-width="auto"/>
    </style:style>
    <style:style style:family="paragraph" style:name="P71">
      <style:paragraph-properties fo:text-align="left" fo:margin-bottom="0pt"/>
      <style:text-properties fo:font-style="normal"/>
    </style:style>
    <style:style style:parent-style-name="715" style:family="text" style:name="T258">
      <style:text-properties fo:font-style="normal"/>
    </style:style>
    <style:style style:family="text" style:name="T259">
      <style:text-properties fo:font-style="normal"/>
    </style:style>
    <style:style style:family="text" style:name="T260">
      <style:text-properties fo:font-style="normal"/>
    </style:style>
    <style:style style:family="table-row" style:name="ro4">
      <style:table-row-properties/>
    </style:style>
    <style:style style:family="table-cell" style:name="ce14">
      <style:table-cell-properties style:direction="ltr" fo:border="0.01764cm solid #000000" loext:writing-mode="lr-tb" fo:wrap-option="wrap"/>
    </style:style>
    <style:style style:family="paragraph" style:name="P72">
      <style:paragraph-properties fo:text-align="left" fo:margin-bottom="0pt"/>
      <style:text-properties fo:font-style="normal" style:text-underline-type="none" style:text-underline-width="auto"/>
    </style:style>
    <style:style style:family="text" style:name="T261">
      <style:text-properties fo:font-style="normal" style:text-underline-type="none" style:text-underline-width="auto"/>
    </style:style>
    <style:style style:family="text" style:name="T262">
      <style:text-properties fo:font-style="normal" style:text-underline-type="none" style:text-underline-width="auto"/>
    </style:style>
    <style:style style:family="text" style:name="T263">
      <style:text-properties fo:font-style="normal" style:text-underline-type="none" style:text-underline-width="auto"/>
    </style:style>
    <style:style style:family="table-cell" style:name="ce15">
      <style:table-cell-properties style:direction="ltr" fo:border="0.01764cm solid #000000" loext:writing-mode="lr-tb" fo:wrap-option="wrap"/>
    </style:style>
    <style:style style:family="paragraph" style:name="P73">
      <style:paragraph-properties fo:text-align="left" fo:margin-bottom="0pt"/>
      <style:text-properties fo:font-style="normal" style:text-underline-type="none" style:text-underline-width="auto"/>
    </style:style>
    <style:style style:family="text" style:name="T264">
      <style:text-properties fo:font-style="normal" style:text-underline-type="none" style:text-underline-width="auto"/>
    </style:style>
    <style:style style:family="text" style:name="T265">
      <style:text-properties fo:font-style="normal" style:text-underline-type="none" style:text-underline-width="auto"/>
    </style:style>
    <style:style style:family="text" style:name="T266">
      <style:text-properties fo:font-style="normal" style:text-underline-type="none" style:text-underline-width="auto"/>
    </style:style>
    <style:style style:family="table-cell" style:name="ce16">
      <style:table-cell-properties style:direction="ltr" fo:border="0.01764cm solid #000000" loext:writing-mode="lr-tb" fo:wrap-option="wrap"/>
    </style:style>
    <style:style style:family="paragraph" style:name="P74">
      <style:paragraph-properties fo:text-align="left" fo:margin-bottom="0pt"/>
      <style:text-properties fo:font-style="normal" style:text-underline-type="none" style:text-underline-width="auto"/>
    </style:style>
    <style:style style:family="text" style:name="T267">
      <style:text-properties fo:font-style="normal" style:text-underline-type="none" style:text-underline-width="auto"/>
    </style:style>
    <style:style style:family="text" style:name="T268">
      <style:text-properties fo:font-style="normal" style:text-underline-type="none" style:text-underline-width="auto"/>
    </style:style>
    <style:style style:family="text" style:name="T269">
      <style:text-properties fo:font-style="normal" style:text-underline-type="none" style:text-underline-width="auto"/>
    </style:style>
    <style:style style:family="table-cell" style:name="ce17">
      <style:table-cell-properties style:direction="ltr" fo:border="0.01764cm solid #000000" loext:writing-mode="lr-tb" fo:wrap-option="wrap"/>
    </style:style>
    <style:style style:family="paragraph" style:name="P75">
      <style:paragraph-properties fo:text-align="left" fo:margin-bottom="0pt"/>
      <style:text-properties fo:font-style="normal" style:text-underline-type="none" style:text-underline-width="auto"/>
    </style:style>
    <style:style style:family="text" style:name="T270">
      <style:text-properties fo:font-style="normal" style:text-underline-type="none" style:text-underline-width="auto"/>
    </style:style>
    <style:style style:family="text" style:name="T271">
      <style:text-properties fo:font-style="normal" style:text-underline-type="none" style:text-underline-width="auto"/>
    </style:style>
    <style:style style:parent-style-name="716" style:family="text" style:name="T272">
      <style:text-properties fo:font-style="normal" style:text-underline-type="none" style:text-underline-width="auto"/>
    </style:style>
    <style:style style:parent-style-name="717" style:family="text" style:name="T273">
      <style:text-properties fo:font-style="normal" style:text-underline-type="none" style:text-underline-width="auto"/>
    </style:style>
    <style:style style:parent-style-name="715" style:family="text" style:name="T274">
      <style:text-properties fo:font-style="normal" style:text-underline-type="none" style:text-underline-width="auto"/>
    </style:style>
    <style:style style:parent-style-name="715" style:family="text" style:name="T275">
      <style:text-properties fo:font-style="normal" style:text-underline-type="none" style:text-underline-width="auto"/>
    </style:style>
    <style:style style:family="text" style:name="T276">
      <style:text-properties fo:font-style="normal" style:text-underline-type="none" style:text-underline-width="auto"/>
    </style:style>
    <style:style style:family="text" style:name="T277">
      <style:text-properties fo:font-style="normal" style:text-underline-type="none" style:text-underline-width="auto"/>
    </style:style>
    <style:style style:family="text" style:name="T278">
      <style:text-properties fo:font-style="normal" style:text-underline-type="none" style:text-underline-width="auto"/>
    </style:style>
    <style:style style:family="table-row" style:name="ro5">
      <style:table-row-properties/>
    </style:style>
    <style:style style:family="table-cell" style:name="ce18">
      <style:table-cell-properties style:direction="ltr" fo:border="0.01764cm solid #000000" loext:writing-mode="lr-tb" fo:wrap-option="wrap"/>
    </style:style>
    <style:style style:family="paragraph" style:name="P76">
      <style:paragraph-properties fo:text-align="left" fo:margin-bottom="0pt"/>
      <style:text-properties fo:font-style="normal" style:text-underline-type="none" style:text-underline-width="auto"/>
    </style:style>
    <style:style style:family="text" style:name="T279">
      <style:text-properties fo:font-style="normal" style:text-underline-type="none" style:text-underline-width="auto"/>
    </style:style>
    <style:style style:family="text" style:name="T280">
      <style:text-properties fo:font-style="normal" style:text-underline-type="none" style:text-underline-width="auto"/>
    </style:style>
    <style:style style:family="text" style:name="T281">
      <style:text-properties fo:font-style="normal" style:text-underline-type="none" style:text-underline-width="auto"/>
    </style:style>
    <style:style style:family="table-cell" style:name="ce19">
      <style:table-cell-properties style:direction="ltr" fo:border="0.01764cm solid #000000" loext:writing-mode="lr-tb" fo:wrap-option="wrap"/>
    </style:style>
    <style:style style:family="paragraph" style:name="P77">
      <style:paragraph-properties fo:text-align="left" fo:margin-bottom="0pt"/>
      <style:text-properties fo:font-style="italic" style:text-underline-type="none" style:text-underline-width="auto"/>
    </style:style>
    <style:style style:family="text" style:name="T282">
      <style:text-properties fo:font-style="italic" style:text-underline-type="none" style:text-underline-width="auto"/>
    </style:style>
    <style:style style:family="text" style:name="T283">
      <style:text-properties fo:font-style="italic" style:text-underline-type="none" style:text-underline-width="auto"/>
    </style:style>
    <style:style style:family="table-cell" style:name="ce20">
      <style:table-cell-properties style:direction="ltr" fo:border="0.01764cm solid #000000" loext:writing-mode="lr-tb" fo:wrap-option="wrap"/>
    </style:style>
    <style:style style:family="paragraph" style:name="P78">
      <style:paragraph-properties fo:text-align="left" fo:margin-bottom="0pt"/>
      <style:text-properties fo:font-style="italic" style:text-underline-type="none" style:text-underline-width="auto"/>
    </style:style>
    <style:style style:family="text" style:name="T284">
      <style:text-properties fo:font-style="italic" style:text-underline-type="none" style:text-underline-width="auto"/>
    </style:style>
    <style:style style:family="text" style:name="T285">
      <style:text-properties fo:font-style="italic" style:text-underline-type="none" style:text-underline-width="auto"/>
    </style:style>
    <style:style style:family="text" style:name="T286">
      <style:text-properties fo:font-style="italic" style:text-underline-type="none" style:text-underline-width="auto"/>
    </style:style>
    <style:style style:family="table-cell" style:name="ce21">
      <style:table-cell-properties style:direction="ltr" fo:border="0.01764cm solid #000000" loext:writing-mode="lr-tb" fo:wrap-option="wrap"/>
    </style:style>
    <style:style style:family="paragraph" style:name="P79">
      <style:paragraph-properties fo:text-align="left" fo:margin-bottom="0pt"/>
      <style:text-properties fo:font-style="normal" style:text-underline-type="none" style:text-underline-width="auto"/>
    </style:style>
    <style:style style:family="text" style:name="T287">
      <style:text-properties fo:font-style="normal" style:text-underline-type="none" style:text-underline-width="auto"/>
    </style:style>
    <style:style style:family="text" style:name="T288">
      <style:text-properties fo:font-style="normal" style:text-underline-type="none" style:text-underline-width="auto"/>
    </style:style>
    <style:style style:family="text" style:name="T289">
      <style:text-properties fo:font-style="normal" style:text-underline-type="none" style:text-underline-width="auto"/>
    </style:style>
    <style:style style:family="table-row" style:name="ro6">
      <style:table-row-properties/>
    </style:style>
    <style:style style:family="table-cell" style:name="ce22">
      <style:table-cell-properties style:direction="ltr" fo:border="0.01764cm solid #000000" loext:writing-mode="lr-tb" fo:wrap-option="wrap"/>
    </style:style>
    <style:style style:family="paragraph" style:name="P80">
      <style:paragraph-properties fo:text-align="left" fo:margin-bottom="0pt"/>
      <style:text-properties fo:font-style="normal" style:text-underline-type="none" style:text-underline-width="auto"/>
    </style:style>
    <style:style style:family="text" style:name="T290">
      <style:text-properties fo:font-style="normal" style:text-underline-type="none" style:text-underline-width="auto"/>
    </style:style>
    <style:style style:family="text" style:name="T291">
      <style:text-properties fo:font-style="normal" style:text-underline-type="none" style:text-underline-width="auto"/>
    </style:style>
    <style:style style:family="text" style:name="T292">
      <style:text-properties fo:font-style="normal" style:text-underline-type="none" style:text-underline-width="auto"/>
    </style:style>
    <style:style style:family="table-cell" style:name="ce23">
      <style:table-cell-properties style:direction="ltr" fo:border="0.01764cm solid #000000" loext:writing-mode="lr-tb" fo:wrap-option="wrap"/>
    </style:style>
    <style:style style:family="paragraph" style:name="P81">
      <style:paragraph-properties fo:text-align="left" fo:margin-bottom="0pt"/>
      <style:text-properties fo:font-style="normal" style:text-underline-type="none" style:text-underline-width="auto"/>
    </style:style>
    <style:style style:family="text" style:name="T293">
      <style:text-properties fo:font-style="normal" style:text-underline-type="none" style:text-underline-width="auto"/>
    </style:style>
    <style:style style:family="text" style:name="T294">
      <style:text-properties fo:font-style="normal" style:text-underline-type="none" style:text-underline-width="auto"/>
    </style:style>
    <style:style style:family="text" style:name="T295">
      <style:text-properties fo:font-style="normal" style:text-underline-type="none" style:text-underline-width="auto"/>
    </style:style>
    <style:style style:family="table-cell" style:name="ce24">
      <style:table-cell-properties style:direction="ltr" fo:border="0.01764cm solid #000000" loext:writing-mode="lr-tb" fo:wrap-option="wrap"/>
    </style:style>
    <style:style style:family="paragraph" style:name="P82">
      <style:paragraph-properties fo:text-align="left" fo:margin-bottom="0pt"/>
      <style:text-properties fo:font-style="normal" style:text-underline-type="none" style:text-underline-width="auto"/>
    </style:style>
    <style:style style:family="text" style:name="T296">
      <style:text-properties fo:font-style="normal" style:text-underline-type="none" style:text-underline-width="auto"/>
    </style:style>
    <style:style style:family="text" style:name="T297">
      <style:text-properties fo:font-style="normal" style:text-underline-type="none" style:text-underline-width="auto"/>
    </style:style>
    <style:style style:family="text" style:name="T298">
      <style:text-properties fo:font-style="normal" style:text-underline-type="none" style:text-underline-width="auto"/>
    </style:style>
    <style:style style:family="table-cell" style:name="ce25">
      <style:table-cell-properties style:direction="ltr" fo:border="0.01764cm solid #000000" loext:writing-mode="lr-tb" fo:wrap-option="wrap"/>
    </style:style>
    <style:style style:family="paragraph" style:name="P83">
      <style:paragraph-properties fo:text-align="left" fo:margin-bottom="0pt"/>
      <style:text-properties fo:font-style="normal" style:text-underline-type="none" style:text-underline-width="auto"/>
    </style:style>
    <style:style style:family="text" style:name="T299">
      <style:text-properties fo:font-style="normal" style:text-underline-type="none" style:text-underline-width="auto"/>
    </style:style>
    <style:style style:family="text" style:name="T300">
      <style:text-properties fo:font-style="normal" style:text-underline-type="none" style:text-underline-width="auto"/>
    </style:style>
    <style:style style:family="text" style:name="T301">
      <style:text-properties fo:font-style="normal" style:text-underline-type="none" style:text-underline-width="auto"/>
    </style:style>
    <style:style style:family="table-row" style:name="ro7">
      <style:table-row-properties/>
    </style:style>
    <style:style style:family="table-cell" style:name="ce26">
      <style:table-cell-properties style:direction="ltr" fo:border="0.01764cm solid #000000" loext:writing-mode="lr-tb" fo:wrap-option="wrap"/>
    </style:style>
    <style:style style:family="paragraph" style:name="P84">
      <style:paragraph-properties fo:text-align="left" fo:margin-bottom="0pt"/>
      <style:text-properties fo:font-style="normal" style:text-underline-type="none" style:text-underline-width="auto"/>
    </style:style>
    <style:style style:family="text" style:name="T302">
      <style:text-properties fo:font-style="normal" style:text-underline-type="none" style:text-underline-width="auto"/>
    </style:style>
    <style:style style:family="text" style:name="T303">
      <style:text-properties fo:font-style="normal" style:text-underline-type="none" style:text-underline-width="auto"/>
    </style:style>
    <style:style style:family="text" style:name="T304">
      <style:text-properties fo:font-style="normal" style:text-underline-type="none" style:text-underline-width="auto"/>
    </style:style>
    <style:style style:family="table-cell" style:name="ce27">
      <style:table-cell-properties style:direction="ltr" fo:border="0.01764cm solid #000000" loext:writing-mode="lr-tb" fo:wrap-option="wrap"/>
    </style:style>
    <style:style style:family="paragraph" style:name="P85">
      <style:paragraph-properties fo:text-align="left" fo:margin-bottom="0pt"/>
      <style:text-properties fo:font-style="normal" style:text-underline-type="none" style:text-underline-width="auto"/>
    </style:style>
    <style:style style:family="text" style:name="T305">
      <style:text-properties fo:font-style="normal" style:text-underline-type="none" style:text-underline-width="auto"/>
    </style:style>
    <style:style style:family="text" style:name="T306">
      <style:text-properties fo:font-style="normal" style:text-underline-type="none" style:text-underline-width="auto"/>
    </style:style>
    <style:style style:family="text" style:name="T307">
      <style:text-properties fo:font-style="normal" style:text-underline-type="none" style:text-underline-width="auto"/>
    </style:style>
    <style:style style:family="table-cell" style:name="ce28">
      <style:table-cell-properties style:direction="ltr" fo:border="0.01764cm solid #000000" loext:writing-mode="lr-tb" fo:wrap-option="wrap"/>
    </style:style>
    <style:style style:family="paragraph" style:name="P86">
      <style:paragraph-properties fo:text-align="left" fo:margin-bottom="0pt"/>
      <style:text-properties fo:font-style="normal" style:text-underline-type="none" style:text-underline-width="auto"/>
    </style:style>
    <style:style style:family="text" style:name="T308">
      <style:text-properties fo:font-style="normal" style:text-underline-type="none" style:text-underline-width="auto"/>
    </style:style>
    <style:style style:family="text" style:name="T309">
      <style:text-properties fo:font-style="normal" style:text-underline-type="none" style:text-underline-width="auto"/>
    </style:style>
    <style:style style:family="text" style:name="T310">
      <style:text-properties fo:font-style="normal" style:text-underline-type="none" style:text-underline-width="auto"/>
    </style:style>
    <style:style style:family="table-cell" style:name="ce29">
      <style:table-cell-properties style:direction="ltr" fo:border="0.01764cm solid #000000" loext:writing-mode="lr-tb" fo:wrap-option="wrap"/>
    </style:style>
    <style:style style:family="paragraph" style:name="P87">
      <style:paragraph-properties fo:text-align="left" fo:margin-bottom="0pt"/>
      <style:text-properties fo:font-style="normal" style:text-underline-type="none" style:text-underline-width="auto"/>
    </style:style>
    <style:style style:family="text" style:name="T311">
      <style:text-properties fo:font-style="normal" style:text-underline-type="none" style:text-underline-width="auto"/>
    </style:style>
    <style:style style:family="text" style:name="T312">
      <style:text-properties fo:font-style="normal" style:text-underline-type="none" style:text-underline-width="auto"/>
    </style:style>
    <style:style style:family="text" style:name="T313">
      <style:text-properties fo:font-style="normal" style:text-underline-type="none" style:text-underline-width="auto"/>
    </style:style>
    <style:style style:family="table-row" style:name="ro8">
      <style:table-row-properties/>
    </style:style>
    <style:style style:family="table-cell" style:name="ce30">
      <style:table-cell-properties style:direction="ltr" fo:border="0.01764cm solid #000000" loext:writing-mode="lr-tb" fo:wrap-option="wrap"/>
    </style:style>
    <style:style style:family="paragraph" style:name="P88">
      <style:paragraph-properties fo:text-align="left" fo:margin-bottom="0pt"/>
      <style:text-properties fo:font-style="normal" style:text-underline-type="none" style:text-underline-width="auto"/>
    </style:style>
    <style:style style:family="text" style:name="T314">
      <style:text-properties fo:font-style="normal" style:text-underline-type="none" style:text-underline-width="auto"/>
    </style:style>
    <style:style style:family="text" style:name="T315">
      <style:text-properties fo:font-style="normal" style:text-underline-type="none" style:text-underline-width="auto"/>
    </style:style>
    <style:style style:family="text" style:name="T316">
      <style:text-properties fo:font-style="normal" style:text-underline-type="none" style:text-underline-width="auto"/>
    </style:style>
    <style:style style:family="table-cell" style:name="ce31">
      <style:table-cell-properties style:direction="ltr" fo:border="0.01764cm solid #000000" loext:writing-mode="lr-tb" fo:wrap-option="wrap"/>
    </style:style>
    <style:style style:family="paragraph" style:name="P89">
      <style:paragraph-properties fo:text-align="left" fo:margin-bottom="0pt"/>
      <style:text-properties fo:font-style="normal" style:text-underline-type="none" style:text-underline-width="auto"/>
    </style:style>
    <style:style style:family="text" style:name="T317">
      <style:text-properties fo:font-style="normal" style:text-underline-type="none" style:text-underline-width="auto"/>
    </style:style>
    <style:style style:family="text" style:name="T318">
      <style:text-properties fo:font-style="normal" style:text-underline-type="none" style:text-underline-width="auto"/>
    </style:style>
    <style:style style:family="text" style:name="T319">
      <style:text-properties fo:font-style="normal" style:text-underline-type="none" style:text-underline-width="auto"/>
    </style:style>
    <style:style style:family="table-cell" style:name="ce32">
      <style:table-cell-properties style:direction="ltr" fo:border="0.01764cm solid #000000" loext:writing-mode="lr-tb" fo:wrap-option="wrap"/>
    </style:style>
    <style:style style:family="paragraph" style:name="P90">
      <style:paragraph-properties fo:text-align="left" fo:margin-bottom="0pt"/>
      <style:text-properties fo:font-style="normal" style:text-underline-type="none" style:text-underline-width="auto"/>
    </style:style>
    <style:style style:family="text" style:name="T320">
      <style:text-properties fo:font-style="normal" style:text-underline-type="none" style:text-underline-width="auto"/>
    </style:style>
    <style:style style:family="text" style:name="T321">
      <style:text-properties fo:font-style="normal" style:text-underline-type="none" style:text-underline-width="auto"/>
    </style:style>
    <style:style style:family="text" style:name="T322">
      <style:text-properties fo:font-style="normal" style:text-underline-type="none" style:text-underline-width="auto"/>
    </style:style>
    <style:style style:family="table-cell" style:name="ce33">
      <style:table-cell-properties style:direction="ltr" fo:border="0.01764cm solid #000000" loext:writing-mode="lr-tb" fo:wrap-option="wrap"/>
    </style:style>
    <style:style style:family="paragraph" style:name="P91">
      <style:paragraph-properties fo:text-align="left" fo:margin-bottom="0pt"/>
      <style:text-properties fo:font-style="normal" style:text-underline-type="none" style:text-underline-width="auto"/>
    </style:style>
    <style:style style:family="text" style:name="T323">
      <style:text-properties fo:font-style="normal" style:text-underline-type="none" style:text-underline-width="auto"/>
    </style:style>
    <style:style style:family="text" style:name="T324">
      <style:text-properties fo:font-style="normal" style:text-underline-type="none" style:text-underline-width="auto"/>
    </style:style>
    <style:style style:family="text" style:name="T325">
      <style:text-properties fo:font-style="normal" style:text-underline-type="none" style:text-underline-width="auto"/>
    </style:style>
    <style:style style:family="paragraph" style:name="P92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326">
      <style:text-properties fo:font-style="normal" style:text-underline-type="none" style:text-underline-width="auto"/>
    </style:style>
    <style:style style:family="text" style:name="T327">
      <style:text-properties fo:font-style="normal" style:text-underline-type="none" style:text-underline-width="auto"/>
    </style:style>
    <style:style style:family="text" style:name="T328">
      <style:text-properties fo:font-style="normal" style:text-underline-type="none" style:text-underline-width="auto"/>
    </style:style>
    <style:style style:family="text" style:name="T329">
      <style:text-properties fo:font-style="normal" style:text-underline-type="none" style:text-underline-width="auto"/>
    </style:style>
    <style:style style:family="paragraph" style:name="P93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330">
      <style:text-properties fo:font-style="normal" style:text-underline-type="none" style:text-underline-width="auto"/>
    </style:style>
    <style:style style:family="text" style:name="T331">
      <style:text-properties fo:font-style="normal" style:text-underline-type="none" style:text-underline-width="auto"/>
    </style:style>
    <style:style style:family="text" style:name="T332">
      <style:text-properties fo:font-style="normal" style:text-underline-type="none" style:text-underline-width="auto"/>
    </style:style>
    <style:style style:family="text" style:name="T333">
      <style:text-properties fo:font-style="normal" style:text-underline-type="none" style:text-underline-width="auto"/>
    </style:style>
    <style:style style:family="text" style:name="T334">
      <style:text-properties fo:font-style="normal" style:text-underline-type="none" style:text-underline-width="auto"/>
    </style:style>
    <style:style style:family="text" style:name="T335">
      <style:text-properties fo:font-style="normal" style:text-underline-type="none" style:text-underline-width="auto"/>
    </style:style>
    <style:style style:family="paragraph" style:name="P94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336">
      <style:text-properties fo:font-style="normal" style:text-underline-type="none" style:text-underline-width="auto"/>
    </style:style>
    <style:style style:family="text" style:name="T337">
      <style:text-properties fo:font-style="normal" style:text-underline-type="none" style:text-underline-width="auto"/>
    </style:style>
    <style:style style:family="text" style:name="T338">
      <style:text-properties fo:font-style="normal" style:text-underline-type="none" style:text-underline-width="auto"/>
    </style:style>
    <style:style style:family="paragraph" style:name="P95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339">
      <style:text-properties fo:font-style="normal" style:text-underline-type="none" style:text-underline-width="auto"/>
    </style:style>
    <style:style style:family="text" style:name="T340">
      <style:text-properties fo:font-style="normal" style:text-underline-type="none" style:text-underline-width="auto"/>
    </style:style>
    <style:style style:family="text" style:name="T341">
      <style:text-properties fo:font-style="normal" style:text-underline-type="none" style:text-underline-width="auto"/>
    </style:style>
    <style:style style:family="text" style:name="T342">
      <style:text-properties fo:font-style="normal" style:text-underline-type="none" style:text-underline-width="auto"/>
    </style:style>
    <style:style style:family="paragraph" style:name="P96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343">
      <style:text-properties fo:font-style="normal" style:text-underline-type="none" style:text-underline-width="auto"/>
    </style:style>
    <style:style style:family="text" style:name="T344">
      <style:text-properties fo:font-style="normal" style:text-underline-type="none" style:text-underline-width="auto"/>
    </style:style>
    <style:style style:family="text" style:name="T345">
      <style:text-properties fo:font-style="normal" style:text-underline-type="none" style:text-underline-width="auto"/>
    </style:style>
  </office:automatic-styles>
  <office:body>
    <office:text text:use-soft-page-breaks="true">
      <text:p text:style-name="P36"><text:span text:style-name="T136">TIPE</text:span><text:span text:style-name="T137"/><text:span text:style-name="T138"/></text:p>
      <text:p text:style-name="P37"><text:span text:style-name="T139"/><text:span text:style-name="T140"/><text:span text:style-name="T141"/></text:p>
      <text:p text:style-name="P38"><text:span text:style-name="T142">Groupe : HATEAU Mathias MPI</text:span><text:span text:style-name="T143"/><text:span text:style-name="T144"/></text:p>
      <text:p text:style-name="P39"><text:span text:style-name="T145">Professeur référent : M.LE BERRE</text:span><text:span text:style-name="T146"/><text:span text:style-name="T147"/></text:p>
      <text:p text:style-name="P40"><text:span text:style-name="T148">Titre : Meilleur stratégie dans un jeu à informations incomplètes</text:span><text:span text:style-name="T149"/><text:span text:style-name="T150"/></text:p>
      <text:p text:style-name="P41"><text:span text:style-name="T151">Motivation : L’étude de stratégies s’adaptant le mieux à l’arrivée de nouvelles informations est utile à la planification à grande échelle. Étant moi-m</text:span><text:span text:style-name="T152">ême joueur de Magic, </text:span><text:span text:style-name="T153">la modélisation informatique permettra de comparer ces stratégies pour ce jeu.</text:span><text:span text:style-name="T154"/><text:span text:style-name="T155"/></text:p>
      <text:p text:style-name="P42"><text:span text:style-name="T156">Ancrage : La transformation de données incomplètes en actions permet de s’octroyer une position avantageuse</text:span><text:span text:style-name="T157"> permettant l’obtention d’objectifs prédéfini.</text:span><text:span text:style-name="T158"/><text:span text:style-name="T159"/></text:p>
      <text:p text:style-name="P43"><text:span text:style-name="T160">Positionnement thématique :</text:span><text:span text:style-name="T161"><text:s/></text:span><text:span text:style-name="T162">INFORMATIQUE</text:span><text:span text:style-name="T163"> (pratique), </text:span><text:span text:style-name="T164">INFORMATIQUE </text:span><text:span text:style-name="T165">(théorique)</text:span><text:span text:style-name="T166"/><text:span text:style-name="T167"/></text:p>
      <text:p text:style-name="P44"><text:span text:style-name="T168">Mots clés : </text:span><text:span text:style-name="T169"/><text:span text:style-name="T170"/></text:p>
      <text:p text:style-name="P45"><text:span text:style-name="T171">Français : <text:tab/><text:tab/><text:tab/>Anglais :</text:span><text:span text:style-name="T172"/><text:span text:style-name="T173"/></text:p>
      <text:p text:style-name="P46"><text:span text:style-name="T174">Magic The Gathering<text:tab/><text:tab/>Magic The Gathering</text:span><text:span text:style-name="T175"/><text:span text:style-name="T176"/></text:p>
      <text:p text:style-name="P47"><text:span text:style-name="T177">Stratégie optimale<text:tab/><text:tab/>Optimal strategy</text:span><text:span text:style-name="T178"/><text:span text:style-name="T179"/></text:p>
      <text:p text:style-name="P48"><text:span text:style-name="T180">Jeu à information incomplète<text:s text:c="3"/>Incomplete information game</text:span><text:span text:style-name="T181"/><text:span text:style-name="T182"/></text:p>
      <text:p text:style-name="P49"><text:span text:style-name="T183">Théorie des jeux<text:tab/><text:tab/>Game theory</text:span><text:span text:style-name="T184"/><text:span text:style-name="T185"/></text:p>
      <text:p text:style-name="P50"><text:span text:style-name="T186">Jeux bayésiens<text:tab/><text:tab/><text:tab/>Bayesian games</text:span><text:span text:style-name="T187"/><text:span text:style-name="T188"/></text:p>
      <text:p text:style-name="P51"><text:span text:style-name="T189">Problématique retenue :</text:span><text:span text:style-name="T190"/><text:span text:style-name="T191"/></text:p>
      <text:p text:style-name="P52"><text:span text:style-name="T192">Il s’agit de rechercher et classer un ensemble de stratégie dans le jeu à information incomplète Magic The Gathering.</text:span><text:span text:style-name="T193"/><text:span text:style-name="T194"/></text:p>
      <text:p text:style-name="P53"><text:span text:style-name="T195">Objectif du TIPE :</text:span><text:span text:style-name="T196"/></text:p>
      <text:list text:style-name="WWNum7" text:continue-numbering="true">
        <text:list-item>
          <text:p text:style-name="P54"><text:span text:style-name="T197">S’informer </text:span><text:span>des différentes stratégies déjà existante</text:span><text:span/></text:p>
        </text:list-item>
      </text:list>
      <text:list text:style-name="WWNum1" text:continue-numbering="true">
        <text:list-item>
          <text:p text:style-name="P55"><text:span text:style-name="T198">Étudier des manières de pallier à l’incomplétude de l’information dans un jeu.</text:span><text:span text:style-name="T199"/><text:span text:style-name="T200"/></text:p>
        </text:list-item>
        <text:list-item>
          <text:p text:style-name="P56"><text:span text:style-name="T201">Rechercher des stratégies gagnantes.</text:span><text:span text:style-name="T202"/><text:span text:style-name="T203"/></text:p>
        </text:list-item>
        <text:list-item>
          <text:p text:style-name="P57"><text:span text:style-name="T204">Comparaison des différentes stratégies en termes de ressources nécessaire et de résultats relatifs.</text:span><text:span text:style-name="T205"/><text:span text:style-name="T206"/></text:p>
        </text:list-item>
      </text:list>
      <text:p text:style-name="P58"><text:span text:style-name="T207">Référence bibliographiques :</text:span><text:span text:style-name="T208"/><text:span text:style-name="T209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>
            <text:p text:style-name="P59"><text:span text:style-name="T210">1, conférence</text:span><text:span text:style-name="T211"/><text:span text:style-name="T212"/></text:p>
          </table:table-cell>
          <table:table-cell table:style-name="ce3">
            <text:p text:style-name="P60"><text:span text:style-name="T213">Héléne Fargier, Paul Jourdan, Régis Sabbadin</text:span><text:span text:style-name="T214"/><text:span text:style-name="T215"/></text:p>
          </table:table-cell>
          <table:table-cell table:style-name="ce4">
            <text:p text:style-name="P61"><text:span text:style-name="T216">Jeux bayésiens hypergraphiques</text:span><text:span text:style-name="T217"/><text:span text:style-name="T218"/></text:p>
          </table:table-cell>
          <table:table-cell table:style-name="ce5">
            <text:p text:style-name="P62"><text:span text:style-name="T219">Rencontres des Jeunes Chercheurs en Intelligence Artificielle, Jul 2021, </text:span><text:span text:style-name="T220">Bordeaux, France</text:span><text:span text:style-name="T221"/><text:span text:style-name="T222"/></text:p>
          </table:table-cell>
        </table:table-row>
        <table:table-row table:style-name="ro2" table:default-cell-style-name="ce1">
          <table:table-cell table:style-name="ce6">
            <text:p text:style-name="P63"><text:span text:style-name="T223">2, site</text:span><text:span text:style-name="T224"/><text:span text:style-name="T225"/></text:p>
          </table:table-cell>
          <table:table-cell table:style-name="ce7">
            <text:p text:style-name="P64"><text:span text:style-name="T226">Wizard of the coast</text:span><text:span text:style-name="T227"/><text:span text:style-name="T228"/></text:p>
          </table:table-cell>
          <table:table-cell table:style-name="ce8">
            <text:p text:style-name="P65"><text:span text:style-name="T229">Database de cartes</text:span><text:span text:style-name="T230"/><text:span text:style-name="T231"/></text:p>
          </table:table-cell>
          <table:table-cell table:style-name="ce9">
            <text:p text:style-name="P66"><text:span text:style-name="T232"/><text:span text:style-name="T233"/><text:a xlink:href="https://gatherer.wizards.com/Pages/Advanced.aspx" xlink:type="simple"><text:span text:style-name="T234"/><text:span text:style-name="T235"/><text:span text:style-name="T236">https://gatherer.wizards.com/Pages/Advanced.aspx</text:span><text:span text:style-name="T237"/></text:a><text:span text:style-name="T238">, 25/11/2024, 02/12/2024, 09/12/2024 </text:span><text:span text:style-name="T239"/><text:span text:style-name="T240"/></text:p>
          </table:table-cell>
        </table:table-row>
        <table:table-row table:style-name="ro3" table:default-cell-style-name="ce1">
          <table:table-cell table:style-name="ce10">
            <text:p text:style-name="P67"><text:span text:style-name="T241">3, site</text:span><text:span text:style-name="T242"/><text:span text:style-name="T243"/></text:p>
          </table:table-cell>
          <table:table-cell table:style-name="ce11">
            <text:p text:style-name="P68"><text:span text:style-name="T244">Perkins Miller</text:span><text:span text:style-name="T245"/><text:span text:style-name="T246"/></text:p>
          </table:table-cell>
          <table:table-cell table:style-name="ce12">
            <text:p text:style-name="P69"><text:span text:style-name="T247">Database de mot-clés</text:span><text:span text:style-name="T248"/><text:span text:style-name="T249"/></text:p>
          </table:table-cell>
          <table:table-cell table:style-name="ce13">
            <text:p text:style-name="P70"><text:span text:style-name="T250"/><text:a xlink:href="https://mtg.fandom.com/wiki/Keyword_ability," xlink:type="simple"><text:span text:style-name="T251"/><text:span text:style-name="T252"/><text:span text:style-name="T253">https://mtg.fandom.com/wiki/Keyword_ability</text:span><text:span text:style-name="T254">,</text:span></text:a><text:span text:style-name="T255"> 10/09/2024</text:span><text:span text:style-name="T256"/><text:span text:style-name="T257"/></text:p>
            <text:p text:style-name="P71"><text:span text:style-name="T258"/><text:span text:style-name="T259"/><text:span text:style-name="T260"/></text:p>
          </table:table-cell>
        </table:table-row>
        <table:table-row table:style-name="ro4" table:default-cell-style-name="ce1">
          <table:table-cell table:style-name="ce14">
            <text:p text:style-name="P72"><text:span text:style-name="T261">4, site</text:span><text:span text:style-name="T262"/><text:span text:style-name="T263"/></text:p>
          </table:table-cell>
          <table:table-cell table:style-name="ce15">
            <text:p text:style-name="P73"><text:span text:style-name="T264">Wizard of the coast</text:span><text:span text:style-name="T265"/><text:span text:style-name="T266"/></text:p>
          </table:table-cell>
          <table:table-cell table:style-name="ce16">
            <text:p text:style-name="P74"><text:span text:style-name="T267">Déroulé d’une partie</text:span><text:span text:style-name="T268"/><text:span text:style-name="T269"/></text:p>
          </table:table-cell>
          <table:table-cell table:style-name="ce17">
            <text:p text:style-name="P75"><text:span text:style-name="T270"/><text:span text:style-name="T271"/><text:a xlink:href="https://magic.wizards.com/en/how-to-play," xlink:type="simple"><text:span text:style-name="T272"/><text:span text:style-name="T273"/><text:span text:style-name="T274">https://magic.wizards.com/en/how-to-play</text:span><text:span text:style-name="T275">,</text:span></text:a><text:span text:style-name="T276"> 09/09/2024</text:span><text:span text:style-name="T277"/><text:span text:style-name="T278"/></text:p>
          </table:table-cell>
        </table:table-row>
        <table:table-row table:style-name="ro5" table:default-cell-style-name="ce1">
          <table:table-cell table:style-name="ce18">
            <text:p text:style-name="P76"><text:span text:style-name="T279">5, livre</text:span><text:span text:style-name="T280"/><text:span text:style-name="T281"/></text:p>
          </table:table-cell>
          <table:table-cell table:style-name="ce19">
            <text:p text:style-name="P77"><text:span text:style-name="T282">Murat Yildizoglu</text:span><text:span text:style-name="T283"/></text:p>
          </table:table-cell>
          <table:table-cell table:style-name="ce20">
            <text:p text:style-name="P78"><text:span text:style-name="T284">Introduction à la théorie des jeux</text:span><text:span text:style-name="T285"/><text:span text:style-name="T286"/></text:p>
          </table:table-cell>
          <table:table-cell table:style-name="ce21">
            <text:p text:style-name="P79"><text:span text:style-name="T287">ISBN : 978-2-10-055837-7 2ème édition Dunod (2011), Chapitre 7 &amp; 8</text:span><text:span text:style-name="T288"/><text:span text:style-name="T289"/></text:p>
          </table:table-cell>
        </table:table-row>
        <table:table-row table:style-name="ro6" table:default-cell-style-name="ce1">
          <table:table-cell table:style-name="ce22">
            <text:p text:style-name="P80"><text:span text:style-name="T290"/><text:span text:style-name="T291"/><text:span text:style-name="T292"/></text:p>
          </table:table-cell>
          <table:table-cell table:style-name="ce23">
            <text:p text:style-name="P81"><text:span text:style-name="T293"/><text:span text:style-name="T294"/><text:span text:style-name="T295"/></text:p>
          </table:table-cell>
          <table:table-cell table:style-name="ce24">
            <text:p text:style-name="P82"><text:span text:style-name="T296"/><text:span text:style-name="T297"/><text:span text:style-name="T298"/></text:p>
          </table:table-cell>
          <table:table-cell table:style-name="ce25">
            <text:p text:style-name="P83"><text:span text:style-name="T299"/><text:span text:style-name="T300"/><text:span text:style-name="T301"/></text:p>
          </table:table-cell>
        </table:table-row>
        <table:table-row table:style-name="ro7" table:default-cell-style-name="ce1">
          <table:table-cell table:style-name="ce26">
            <text:p text:style-name="P84"><text:span text:style-name="T302"/><text:span text:style-name="T303"/><text:span text:style-name="T304"/></text:p>
          </table:table-cell>
          <table:table-cell table:style-name="ce27">
            <text:p text:style-name="P85"><text:span text:style-name="T305"/><text:span text:style-name="T306"/><text:span text:style-name="T307"/></text:p>
          </table:table-cell>
          <table:table-cell table:style-name="ce28">
            <text:p text:style-name="P86"><text:span text:style-name="T308"/><text:span text:style-name="T309"/><text:span text:style-name="T310"/></text:p>
          </table:table-cell>
          <table:table-cell table:style-name="ce29">
            <text:p text:style-name="P87"><text:span text:style-name="T311"/><text:span text:style-name="T312"/><text:span text:style-name="T313"/></text:p>
          </table:table-cell>
        </table:table-row>
        <table:table-row table:style-name="ro8" table:default-cell-style-name="ce1">
          <table:table-cell table:style-name="ce30">
            <text:p text:style-name="P88"><text:span text:style-name="T314"/><text:span text:style-name="T315"/><text:span text:style-name="T316"/></text:p>
          </table:table-cell>
          <table:table-cell table:style-name="ce31">
            <text:p text:style-name="P89"><text:span text:style-name="T317"/><text:span text:style-name="T318"/><text:span text:style-name="T319"/></text:p>
          </table:table-cell>
          <table:table-cell table:style-name="ce32">
            <text:p text:style-name="P90"><text:span text:style-name="T320"/><text:span text:style-name="T321"/><text:span text:style-name="T322"/></text:p>
          </table:table-cell>
          <table:table-cell table:style-name="ce33">
            <text:p text:style-name="P91"><text:span text:style-name="T323"/><text:span text:style-name="T324"/><text:span text:style-name="T325"/></text:p>
          </table:table-cell>
        </table:table-row>
      </table:table>
      <text:p text:style-name="P92"><text:span text:style-name="T326"/><text:span text:style-name="T327"/><text:span text:style-name="T328">Bibliographie commenté :</text:span><text:span text:style-name="T329"/></text:p>
      <text:p text:style-name="P93"><text:span text:style-name="T330">L’étude de jeux à informations incomplètes a subie, après la résolution de ceux à informations complètes, </text:span><text:span text:style-name="T331">un int</text:span><text:span text:style-name="T332">ér</text:span><text:span text:style-name="T333">êt croissant au fil des ans. Parmi ces jeux, on compte nombre de jeux de cartes dont Magic The Gathering</text:span><text:span text:style-name="T334">, jeux qui au cours des années 2000, est devenue une référence dans le domaine.</text:span><text:span text:style-name="T335"/></text:p>
      <text:p text:style-name="P94"><text:span text:style-name="T336">Ces jeux, séparé en différentes classes, sont étudiés sous le dénominatif de « jeux bayésiens », étudié par de nombreux scientifiques proposant alors plusieurs méthodes et point de vue afin de pallier au mieux au manque d</text:span><text:span text:style-name="T337">’information. </text:span><text:span text:style-name="T338"/></text:p>
      <text:p text:style-name="P95"><text:span text:style-name="T339">C’est le cas </text:span><text:span text:style-name="T340">du point de vue probabiliste d’Harsanyi (1967-68) donnant son nom à ses jeux [5]</text:span><text:span text:style-name="T341">, ou de visions graphique du problème [1], mettant en jeu des stratégies différentes pour tenter de gagner.</text:span><text:span text:style-name="T342"/></text:p>
      <text:p text:style-name="P96"><text:span text:style-name="T343">Dans le cas de Magic, il est bon de savoir préalablement y jouer [4], et de disposer d’une version informatique et modifiable du jeu, nécessitant une connaissance et un échantillonnage des cartes</text:span><text:span text:style-name="T344"> [2] et de leurs effets [3].</text:span><text:span text:style-name="T3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Times New Roman" style:font-family-complex="Arial" fo:font-size="11pt" fo:language="fr" fo:country="FR"/>
    </style:default-style>
    <style:default-style style:family="text">
      <style:text-properties fo:font-family="Arial" style:font-family-asian="Times New Roman" style:font-family-complex="Arial" fo:font-size="11pt" fo:language="fr" fo:country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4">
      <style:paragraph-properties fo:line-height="115%" fo:margin-top="0pt" fo:margin-bottom="10pt"/>
      <style:text-properties fo:font-family="Arial" style:font-family-complex="Arial" fo:font-size="11pt" fo:language="fr" fo:country="FR"/>
    </style:style>
    <style:style style:display-name="DStyle_text" style:family="text" style:name="665">
      <style:paragraph-properties/>
      <style:text-properties fo:font-family="Arial" style:font-family-complex="Arial" fo:font-size="11pt" fo:language="fr" fo:country="FR"/>
    </style:style>
    <style:style style:parent-style-name="664" style:display-name="DStyle_paragraph" style:family="paragraph" style:name="666">
      <style:paragraph-properties fo:line-height="115%" fo:margin-top="0pt" fo:margin-bottom="10pt"/>
      <style:text-properties fo:font-family="Arial" style:font-family-complex="Arial" fo:font-size="11pt" fo:language="fr" fo:country="FR"/>
    </style:style>
    <style:style style:parent-style-name="664" style:display-name="DStyle_text" style:family="text" style:name="667">
      <style:paragraph-properties/>
      <style:text-properties fo:font-family="Arial" style:font-family-complex="Arial" fo:font-size="11pt" fo:language="fr" fo:country="FR"/>
    </style:style>
    <style:style style:parent-style-name="666" style:display-name="DStyle_paragraph" style:family="paragraph" style:name="668">
      <style:paragraph-properties fo:line-height="115%" fo:margin-top="0pt" fo:margin-bottom="10pt"/>
      <style:text-properties fo:font-family="Arial" style:font-family-complex="Arial" fo:font-size="11pt" fo:language="fr" fo:country="FR"/>
    </style:style>
    <style:style style:parent-style-name="664" style:display-name="DStyle_text" style:family="text" style:name="669">
      <style:paragraph-properties/>
      <style:text-properties fo:font-family="Arial" style:font-family-complex="Arial" fo:font-size="11pt" fo:language="fr" fo:country="FR"/>
    </style:style>
    <style:style style:parent-style-name="731" style:display-name="Heading 1" style:family="paragraph" style:name="670">
      <style:paragraph-properties fo:margin-top="18pt" fo:margin-bottom="4pt"/>
      <style:text-properties fo:color="#0f4761" fo:font-family="Arial" style:font-family-complex="Arial" fo:font-size="20pt"/>
    </style:style>
    <style:style style:parent-style-name="731" style:display-name="Heading 2" style:family="paragraph" style:name="671">
      <style:paragraph-properties fo:margin-top="8pt" fo:margin-bottom="4pt"/>
      <style:text-properties fo:color="#0f4761" fo:font-family="Arial" style:font-family-complex="Arial" fo:font-size="16pt"/>
    </style:style>
    <style:style style:parent-style-name="731" style:display-name="Heading 3" style:family="paragraph" style:name="672">
      <style:paragraph-properties fo:margin-top="8pt" fo:margin-bottom="4pt"/>
      <style:text-properties fo:color="#0f4761" fo:font-family="Arial" style:font-family-complex="Arial" fo:font-size="14pt"/>
    </style:style>
    <style:style style:parent-style-name="731" style:display-name="Heading 4" style:family="paragraph" style:name="673">
      <style:paragraph-properties fo:margin-top="4pt" fo:margin-bottom="2pt"/>
      <style:text-properties fo:color="#0f4761" fo:font-family="Arial" style:font-family-complex="Arial" fo:font-style="italic"/>
    </style:style>
    <style:style style:parent-style-name="731" style:display-name="Heading 5" style:family="paragraph" style:name="674">
      <style:paragraph-properties fo:margin-top="4pt" fo:margin-bottom="2pt"/>
      <style:text-properties fo:color="#0f4761" fo:font-family="Arial" style:font-family-complex="Arial"/>
    </style:style>
    <style:style style:parent-style-name="731" style:display-name="Heading 6" style:family="paragraph" style:name="675">
      <style:paragraph-properties fo:margin-top="2pt" fo:margin-bottom="0pt"/>
      <style:text-properties fo:color="#595959" fo:font-family="Arial" style:font-family-complex="Arial" fo:font-style="italic"/>
    </style:style>
    <style:style style:parent-style-name="731" style:display-name="Heading 7" style:family="paragraph" style:name="676">
      <style:paragraph-properties fo:margin-top="2pt" fo:margin-bottom="0pt"/>
      <style:text-properties fo:color="#595959" fo:font-family="Arial" style:font-family-complex="Arial"/>
    </style:style>
    <style:style style:parent-style-name="731" style:display-name="Heading 8" style:family="paragraph" style:name="677">
      <style:paragraph-properties fo:margin-bottom="0pt"/>
      <style:text-properties fo:color="#272727" fo:font-family="Arial" style:font-family-complex="Arial" fo:font-style="italic"/>
    </style:style>
    <style:style style:parent-style-name="731" style:display-name="Heading 9" style:family="paragraph" style:name="678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9">
      <style:paragraph-properties fo:line-height="115%" fo:margin-top="0pt" fo:margin-bottom="10pt"/>
      <style:text-properties/>
    </style:style>
    <style:style style:parent-style-name="679" style:display-name="Heading 1 Char" style:family="text" style:name="680">
      <style:paragraph-properties/>
      <style:text-properties fo:color="#0f4761" fo:font-family="Arial" style:font-family-complex="Arial" fo:font-size="20pt"/>
    </style:style>
    <style:style style:parent-style-name="679" style:display-name="Heading 2 Char" style:family="text" style:name="681">
      <style:paragraph-properties/>
      <style:text-properties fo:color="#0f4761" fo:font-family="Arial" style:font-family-complex="Arial" fo:font-size="16pt"/>
    </style:style>
    <style:style style:parent-style-name="679" style:display-name="Heading 3 Char" style:family="text" style:name="682">
      <style:paragraph-properties/>
      <style:text-properties fo:color="#0f4761" fo:font-family="Arial" style:font-family-complex="Arial" fo:font-size="14pt"/>
    </style:style>
    <style:style style:parent-style-name="679" style:display-name="Heading 4 Char" style:family="text" style:name="683">
      <style:paragraph-properties/>
      <style:text-properties fo:color="#0f4761" fo:font-family="Arial" style:font-family-complex="Arial" fo:font-style="italic"/>
    </style:style>
    <style:style style:parent-style-name="679" style:display-name="Heading 5 Char" style:family="text" style:name="684">
      <style:paragraph-properties/>
      <style:text-properties fo:color="#0f4761" fo:font-family="Arial" style:font-family-complex="Arial"/>
    </style:style>
    <style:style style:parent-style-name="679" style:display-name="Heading 6 Char" style:family="text" style:name="685">
      <style:paragraph-properties/>
      <style:text-properties fo:color="#595959" fo:font-family="Arial" style:font-family-complex="Arial" fo:font-style="italic"/>
    </style:style>
    <style:style style:parent-style-name="679" style:display-name="Heading 7 Char" style:family="text" style:name="686">
      <style:paragraph-properties/>
      <style:text-properties fo:color="#595959" fo:font-family="Arial" style:font-family-complex="Arial"/>
    </style:style>
    <style:style style:parent-style-name="679" style:display-name="Heading 8 Char" style:family="text" style:name="687">
      <style:paragraph-properties/>
      <style:text-properties fo:color="#272727" fo:font-family="Arial" style:font-family-complex="Arial" fo:font-style="italic"/>
    </style:style>
    <style:style style:parent-style-name="679" style:display-name="Heading 9 Char" style:family="text" style:name="688">
      <style:paragraph-properties/>
      <style:text-properties fo:color="#272727" fo:font-family="Arial" style:font-family-complex="Arial" fo:font-style="italic"/>
    </style:style>
    <style:style style:parent-style-name="731" style:display-name="Title" style:family="paragraph" style:name="689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79" style:display-name="Title Char" style:family="text" style:name="690">
      <style:paragraph-properties/>
      <style:text-properties fo:font-family="Arial" style:font-family-complex="Arial" fo:font-size="28pt" fo:letter-spacing="-0.5pt"/>
    </style:style>
    <style:style style:parent-style-name="731" style:display-name="Subtitle" style:family="paragraph" style:name="691">
      <style:paragraph-properties/>
      <style:text-properties fo:color="#595959" fo:font-size="14pt" fo:letter-spacing="0.75pt"/>
    </style:style>
    <style:style style:parent-style-name="679" style:display-name="Subtitle Char" style:family="text" style:name="692">
      <style:paragraph-properties/>
      <style:text-properties fo:color="#595959" fo:font-size="14pt" fo:letter-spacing="0.75pt"/>
    </style:style>
    <style:style style:parent-style-name="731" style:display-name="Quote" style:family="paragraph" style:name="693">
      <style:paragraph-properties fo:text-align="center" fo:margin-top="8pt"/>
      <style:text-properties fo:color="#404040" fo:font-style="italic"/>
    </style:style>
    <style:style style:parent-style-name="679" style:display-name="Quote Char" style:family="text" style:name="694">
      <style:paragraph-properties/>
      <style:text-properties fo:color="#404040" fo:font-style="italic"/>
    </style:style>
    <style:style style:parent-style-name="679" style:display-name="Intense Emphasis" style:family="text" style:name="695">
      <style:paragraph-properties/>
      <style:text-properties fo:color="#0f4761" fo:font-style="italic"/>
    </style:style>
    <style:style style:parent-style-name="731" style:display-name="Intense Quote" style:family="paragraph" style:name="696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9" style:display-name="Intense Quote Char" style:family="text" style:name="697">
      <style:paragraph-properties/>
      <style:text-properties fo:color="#0f4761" fo:font-style="italic"/>
    </style:style>
    <style:style style:parent-style-name="679" style:display-name="Intense Reference" style:family="text" style:name="698">
      <style:paragraph-properties/>
      <style:text-properties fo:font-variant="small-caps" fo:color="#0f4761" fo:letter-spacing="0.25pt" fo:font-weight="bold"/>
    </style:style>
    <style:style style:parent-style-name="679" style:display-name="Subtle Emphasis" style:family="text" style:name="699">
      <style:paragraph-properties/>
      <style:text-properties fo:color="#404040" fo:font-style="italic"/>
    </style:style>
    <style:style style:parent-style-name="679" style:display-name="Emphasis" style:family="text" style:name="700">
      <style:paragraph-properties/>
      <style:text-properties fo:font-style="italic"/>
    </style:style>
    <style:style style:parent-style-name="679" style:display-name="Strong" style:family="text" style:name="701">
      <style:paragraph-properties/>
      <style:text-properties fo:font-weight="bold"/>
    </style:style>
    <style:style style:parent-style-name="679" style:display-name="Subtle Reference" style:family="text" style:name="702">
      <style:paragraph-properties/>
      <style:text-properties fo:font-variant="small-caps" fo:color="#5a5a5a"/>
    </style:style>
    <style:style style:parent-style-name="679" style:display-name="Book Title" style:family="text" style:name="703">
      <style:paragraph-properties/>
      <style:text-properties fo:letter-spacing="0.25pt" fo:font-style="italic" fo:font-weight="bold"/>
    </style:style>
    <style:style style:parent-style-name="731" style:display-name="Header" style:family="paragraph" style:name="704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9" style:display-name="Header Char" style:family="text" style:name="705">
      <style:paragraph-properties/>
    </style:style>
    <style:style style:parent-style-name="731" style:display-name="Footer" style:family="paragraph" style:name="70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9" style:display-name="Footer Char" style:family="text" style:name="707">
      <style:paragraph-properties/>
    </style:style>
    <style:style style:parent-style-name="731" style:display-name="Caption" style:family="paragraph" style:name="708">
      <style:paragraph-properties fo:line-height="100%" fo:margin-bottom="10pt"/>
      <style:text-properties fo:color="#0e2841" fo:font-size="9pt" fo:font-style="italic"/>
    </style:style>
    <style:style style:parent-style-name="731" style:display-name="footnote text" style:family="paragraph" style:name="709">
      <style:paragraph-properties fo:line-height="100%" fo:margin-bottom="0pt"/>
      <style:text-properties fo:font-size="10pt"/>
    </style:style>
    <style:style style:parent-style-name="679" style:display-name="Footnote Text Char" style:family="text" style:name="710">
      <style:paragraph-properties/>
      <style:text-properties fo:font-size="10pt"/>
    </style:style>
    <style:style style:parent-style-name="679" style:display-name="footnote reference" style:family="text" style:name="711">
      <style:paragraph-properties/>
      <style:text-properties style:text-position="super 58%"/>
    </style:style>
    <style:style style:parent-style-name="731" style:display-name="endnote text" style:family="paragraph" style:name="712">
      <style:paragraph-properties fo:line-height="100%" fo:margin-bottom="0pt"/>
      <style:text-properties fo:font-size="10pt"/>
    </style:style>
    <style:style style:parent-style-name="679" style:display-name="Endnote Text Char" style:family="text" style:name="713">
      <style:paragraph-properties/>
      <style:text-properties fo:font-size="10pt"/>
    </style:style>
    <style:style style:parent-style-name="679" style:display-name="endnote reference" style:family="text" style:name="714">
      <style:paragraph-properties/>
      <style:text-properties style:text-position="super 58%"/>
    </style:style>
    <style:style style:parent-style-name="679" style:display-name="Hyperlink" style:family="text" style:name="71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4" style:display-name="Internet link" style:family="text" style:name="71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4" style:display-name="Internet link" style:family="text" style:name="71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4" style:display-name="Internet 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9" style:display-name="FollowedHyperlink" style:family="text" style:name="719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31" style:display-name="toc 1" style:family="paragraph" style:name="720">
      <style:paragraph-properties fo:margin-bottom="5pt"/>
    </style:style>
    <style:style style:parent-style-name="731" style:display-name="toc 2" style:family="paragraph" style:name="721">
      <style:paragraph-properties fo:margin-left="0.3881cm" fo:margin-right="0cm" fo:text-indent="0cm" fo:margin-bottom="5pt"/>
    </style:style>
    <style:style style:parent-style-name="731" style:display-name="toc 3" style:family="paragraph" style:name="722">
      <style:paragraph-properties fo:margin-left="0.7762cm" fo:margin-right="0cm" fo:text-indent="0cm" fo:margin-bottom="5pt"/>
    </style:style>
    <style:style style:parent-style-name="731" style:display-name="toc 4" style:family="paragraph" style:name="723">
      <style:paragraph-properties fo:margin-left="1.164cm" fo:margin-right="0cm" fo:text-indent="0cm" fo:margin-bottom="5pt"/>
    </style:style>
    <style:style style:parent-style-name="731" style:display-name="toc 5" style:family="paragraph" style:name="724">
      <style:paragraph-properties fo:margin-left="1.552cm" fo:margin-right="0cm" fo:text-indent="0cm" fo:margin-bottom="5pt"/>
    </style:style>
    <style:style style:parent-style-name="731" style:display-name="toc 6" style:family="paragraph" style:name="725">
      <style:paragraph-properties fo:margin-left="1.94cm" fo:margin-right="0cm" fo:text-indent="0cm" fo:margin-bottom="5pt"/>
    </style:style>
    <style:style style:parent-style-name="731" style:display-name="toc 7" style:family="paragraph" style:name="726">
      <style:paragraph-properties fo:margin-left="2.328cm" fo:margin-right="0cm" fo:text-indent="0cm" fo:margin-bottom="5pt"/>
    </style:style>
    <style:style style:parent-style-name="731" style:display-name="toc 8" style:family="paragraph" style:name="727">
      <style:paragraph-properties fo:margin-left="2.717cm" fo:margin-right="0cm" fo:text-indent="0cm" fo:margin-bottom="5pt"/>
    </style:style>
    <style:style style:parent-style-name="731" style:display-name="toc 9" style:family="paragraph" style:name="728">
      <style:paragraph-properties fo:margin-left="3.105cm" fo:margin-right="0cm" fo:text-indent="0cm" fo:margin-bottom="5pt"/>
    </style:style>
    <style:style style:parent-style-name="668" style:display-name="TOC Heading" style:family="paragraph" style:name="729">
      <style:paragraph-properties/>
    </style:style>
    <style:style style:parent-style-name="731" style:display-name="table of figures" style:family="paragraph" style:name="730">
      <style:paragraph-properties fo:margin-bottom="0pt"/>
    </style:style>
    <style:style style:class="default" style:display-name="Normal" style:family="paragraph" style:name="731">
      <style:paragraph-properties fo:line-height="115%" fo:margin-top="0pt" fo:margin-bottom="10pt"/>
      <style:text-properties/>
    </style:style>
    <style:style style:parent-style-name="731" style:display-name="No Spacing" style:family="paragraph" style:name="732">
      <style:paragraph-properties fo:line-height="100%" fo:margin-bottom="0pt"/>
    </style:style>
    <style:style style:parent-style-name="731" style:display-name="List Paragraph" style:family="paragraph" style:name="733">
      <style:paragraph-properties fo:margin-left="1.27cm" fo:margin-right="0cm" fo:text-indent="0cm"/>
      <style:text-properties/>
    </style:style>
    <style:style style:parent-style-name="731" style:display-name="T1" style:family="text" style:name="734">
      <style:paragraph-properties/>
      <style:text-properties fo:font-family="Arial" style:font-family-complex="Arial"/>
    </style:style>
    <style:style style:parent-style-name="731" style:display-name="T2" style:family="text" style:name="735">
      <style:paragraph-properties/>
      <style:text-properties fo:font-family="Courier New" style:font-family-complex="Courier New"/>
    </style:style>
    <style:style style:parent-style-name="731" style:display-name="T3" style:family="text" style:name="736">
      <style:paragraph-properties/>
      <style:text-properties fo:font-family="Wingdings" style:font-family-complex="Wingdings"/>
    </style:style>
    <style:style style:parent-style-name="731" style:display-name="T4" style:family="text" style:name="737">
      <style:paragraph-properties/>
      <style:text-properties fo:font-family="Symbol" style:font-family-complex="Symbol"/>
    </style:style>
    <style:style style:parent-style-name="731" style:display-name="T5" style:family="text" style:name="738">
      <style:paragraph-properties/>
      <style:text-properties fo:font-family="Courier New" style:font-family-complex="Courier New"/>
    </style:style>
    <style:style style:parent-style-name="731" style:display-name="T6" style:family="text" style:name="739">
      <style:paragraph-properties/>
      <style:text-properties fo:font-family="Wingdings" style:font-family-complex="Wingdings"/>
    </style:style>
    <style:style style:parent-style-name="731" style:display-name="T7" style:family="text" style:name="740">
      <style:paragraph-properties/>
      <style:text-properties fo:font-family="Symbol" style:font-family-complex="Symbol"/>
    </style:style>
    <style:style style:parent-style-name="731" style:display-name="T8" style:family="text" style:name="741">
      <style:paragraph-properties/>
      <style:text-properties fo:font-family="Courier New" style:font-family-complex="Courier New"/>
    </style:style>
    <style:style style:parent-style-name="731" style:display-name="T9" style:family="text" style:name="742">
      <style:paragraph-properties/>
      <style:text-properties fo:font-family="Wingdings" style:font-family-complex="Wingdings"/>
    </style:style>
    <style:style style:parent-style-name="731" style:display-name="T10" style:family="text" style:name="743">
      <style:paragraph-properties/>
    </style:style>
    <style:style style:parent-style-name="731" style:display-name="T11" style:family="text" style:name="744">
      <style:paragraph-properties/>
    </style:style>
    <style:style style:parent-style-name="731" style:display-name="T12" style:family="text" style:name="745">
      <style:paragraph-properties/>
    </style:style>
    <style:style style:parent-style-name="731" style:display-name="T13" style:family="text" style:name="746">
      <style:paragraph-properties/>
    </style:style>
    <style:style style:parent-style-name="731" style:display-name="T14" style:family="text" style:name="747">
      <style:paragraph-properties/>
    </style:style>
    <style:style style:parent-style-name="731" style:display-name="T15" style:family="text" style:name="748">
      <style:paragraph-properties/>
    </style:style>
    <style:style style:parent-style-name="731" style:display-name="T16" style:family="text" style:name="749">
      <style:paragraph-properties/>
    </style:style>
    <style:style style:parent-style-name="731" style:display-name="T17" style:family="text" style:name="750">
      <style:paragraph-properties/>
    </style:style>
    <style:style style:parent-style-name="731" style:display-name="T18" style:family="text" style:name="751">
      <style:paragraph-properties/>
    </style:style>
    <style:style style:parent-style-name="731" style:display-name="T1" style:family="text" style:name="752">
      <style:paragraph-properties/>
      <style:text-properties fo:font-family="Arial" style:font-family-complex="Arial"/>
    </style:style>
    <style:style style:parent-style-name="731" style:display-name="T2" style:family="text" style:name="753">
      <style:paragraph-properties/>
      <style:text-properties fo:font-family="Courier New" style:font-family-complex="Courier New"/>
    </style:style>
    <style:style style:parent-style-name="731" style:display-name="T3" style:family="text" style:name="754">
      <style:paragraph-properties/>
      <style:text-properties fo:font-family="Wingdings" style:font-family-complex="Wingdings"/>
    </style:style>
    <style:style style:parent-style-name="731" style:display-name="T4" style:family="text" style:name="755">
      <style:paragraph-properties/>
      <style:text-properties fo:font-family="Symbol" style:font-family-complex="Symbol"/>
    </style:style>
    <style:style style:parent-style-name="731" style:display-name="T5" style:family="text" style:name="756">
      <style:paragraph-properties/>
      <style:text-properties fo:font-family="Courier New" style:font-family-complex="Courier New"/>
    </style:style>
    <style:style style:parent-style-name="731" style:display-name="T6" style:family="text" style:name="757">
      <style:paragraph-properties/>
      <style:text-properties fo:font-family="Wingdings" style:font-family-complex="Wingdings"/>
    </style:style>
    <style:style style:parent-style-name="731" style:display-name="T7" style:family="text" style:name="758">
      <style:paragraph-properties/>
      <style:text-properties fo:font-family="Symbol" style:font-family-complex="Symbol"/>
    </style:style>
    <style:style style:parent-style-name="731" style:display-name="T8" style:family="text" style:name="759">
      <style:paragraph-properties/>
      <style:text-properties fo:font-family="Courier New" style:font-family-complex="Courier New"/>
    </style:style>
    <style:style style:parent-style-name="731" style:display-name="T9" style:family="text" style:name="760">
      <style:paragraph-properties/>
      <style:text-properties fo:font-family="Wingdings" style:font-family-complex="Wingdings"/>
    </style:style>
    <style:style style:parent-style-name="731" style:display-name="T10" style:family="text" style:name="761">
      <style:paragraph-properties/>
    </style:style>
    <style:style style:parent-style-name="731" style:display-name="T11" style:family="text" style:name="762">
      <style:paragraph-properties/>
    </style:style>
    <style:style style:parent-style-name="731" style:display-name="T12" style:family="text" style:name="763">
      <style:paragraph-properties/>
    </style:style>
    <style:style style:parent-style-name="731" style:display-name="T13" style:family="text" style:name="764">
      <style:paragraph-properties/>
    </style:style>
    <style:style style:parent-style-name="731" style:display-name="T14" style:family="text" style:name="765">
      <style:paragraph-properties/>
    </style:style>
    <style:style style:parent-style-name="731" style:display-name="T15" style:family="text" style:name="766">
      <style:paragraph-properties/>
    </style:style>
    <style:style style:parent-style-name="731" style:display-name="T16" style:family="text" style:name="767">
      <style:paragraph-properties/>
    </style:style>
    <style:style style:parent-style-name="731" style:display-name="T17" style:family="text" style:name="768">
      <style:paragraph-properties/>
    </style:style>
    <style:style style:parent-style-name="731" style:display-name="T18" style:family="text" style:name="769">
      <style:paragraph-properties/>
    </style:style>
    <style:style style:family="text" style:name="T1">
      <style:text-properties fo:font-family="Arial" style:font-family-complex="Aria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Arial" style:font-family-asian="Arial" style:font-family-complex="Aria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Arial" style:font-family-asian="Arial" style:font-family-complex="Aria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Arial" style:font-family-asian="Arial" style:font-family-complex="Aria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Arial" style:font-family-asian="Arial" style:font-family-complex="Aria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Arial" style:font-family-asian="Arial" style:font-family-complex="Aria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–">
        <style:list-level-properties text:list-level-position-and-space-mode="label-alignment">
          <style:list-level-label-alignment fo:text-indent="-0.635cm" fo:margin-left="-0.2434cm"/>
        </style:list-level-properties>
        <style:text-properties fo:font-family="Arial" style:font-family-complex="Aria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1.023cm"/>
        </style:list-level-properties>
        <style:text-properties fo:font-family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2.293cm"/>
        </style:list-level-properties>
        <style:text-properties fo:font-family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3.563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4.833cm"/>
        </style:list-level-properties>
        <style:text-properties fo:font-family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6.103cm"/>
        </style:list-level-properties>
        <style:text-properties fo:font-family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7.374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8.644cm"/>
        </style:list-level-properties>
        <style:text-properties fo:font-family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9.914cm"/>
        </style:list-level-properties>
        <style:text-properties fo:font-family="Wingdings" style:font-family-complex="Wingdings"/>
      </text:list-level-style-bullet>
    </text:list-style>
    <text:list-style style:name="WWNum2">
      <text:list-level-style-number text:level="1" text:style-name="T10" style:num-format="1" style:num-suffix=")">
        <style:list-level-properties text:list-level-position-and-space-mode="label-alignment">
          <style:list-level-label-alignment fo:text-indent="-0.635cm" fo:margin-left="-0.247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1.02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2.29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3.56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4.83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6.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7.37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8.6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9.91cm"/>
        </style:list-level-properties>
        <style:text-properties/>
      </text:list-level-style-number>
    </text:list-style>
    <text:list-style style:name="WWNum3">
      <text:list-level-style-bullet text:level="1" text:style-name="T19" text:bullet-char="–">
        <style:list-level-properties text:list-level-position-and-space-mode="label-alignment">
          <style:list-level-label-alignment fo:text-indent="-0.635cm" fo:margin-left="-0.2434cm"/>
        </style:list-level-properties>
        <style:text-properties fo:font-family="Arial" style:font-family-asian="Arial" style:font-family-complex="Aria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1.027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2.297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3.567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4.837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6.107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7.377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8.647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9.917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–">
        <style:list-level-properties text:list-level-position-and-space-mode="label-alignment">
          <style:list-level-label-alignment fo:text-indent="-0.635cm" fo:margin-left="1.005cm"/>
        </style:list-level-properties>
        <style:text-properties fo:font-family="Arial" style:font-family-asian="Arial" style:font-family-complex="Aria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276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546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4.816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086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356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626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9.89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17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–">
        <style:list-level-properties text:list-level-position-and-space-mode="label-alignment">
          <style:list-level-label-alignment fo:text-indent="-0.635cm" fo:margin-left="-0.2434cm"/>
        </style:list-level-properties>
        <style:text-properties fo:font-family="Arial" style:font-family-asian="Arial" style:font-family-complex="Aria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1.027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2.297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3.567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4.837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6.107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7.377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8.647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9.917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